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9.01pt"/>
    </style:style>
    <style:style style:name="co2" style:family="table-column">
      <style:table-column-properties fo:break-before="auto" style:column-width="180.34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111.06pt"/>
    </style:style>
    <style:style style:name="co5" style:family="table-column">
      <style:table-column-properties fo:break-before="auto" style:column-width="110.6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93.3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4.95pt"/>
    </style:style>
    <style:style style:name="co11" style:family="table-column">
      <style:table-column-properties fo:break-before="auto" style:column-width="142.61pt"/>
    </style:style>
    <style:style style:name="co12" style:family="table-column">
      <style:table-column-properties fo:break-before="auto" style:column-width="90.85pt"/>
    </style:style>
    <style:style style:name="co13" style:family="table-column">
      <style:table-column-properties fo:break-before="auto" style:column-width="150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26pt" fo:break-before="auto" style:use-optimal-row-height="true"/>
    </style:style>
    <style:style style:name="ro3" style:family="table-row">
      <style:table-row-properties style:row-height="15.1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 style:data-style-name="N125">
      <style:text-properties fo:font-size="12pt" style:font-size-asian="12pt" style:font-size-complex="12pt"/>
      <style:map style:condition="is-true-formula([.B7]/ORG.OPENOFFICE.CURRENT()&gt;10)" style:apply-style-name="DANGER" style:base-cell-address="Calculator.A12"/>
    </style:style>
    <style:style style:name="ce9" style:family="table-cell" style:parent-style-name="Default" style:data-style-name="N125">
      <style:text-properties fo:font-size="12pt" style:text-underline-style="none" style:font-size-asian="12pt" style:font-size-complex="12pt"/>
      <style:map style:condition="is-true-formula([.B20]/ORG.OPENOFFICE.CURRENT()&gt;10)" style:apply-style-name="DANGER" style:base-cell-address="Calculator.A24"/>
    </style:style>
    <style:style style:name="ce38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  <style:map style:condition="is-true-formula([.B7]/ORG.OPENOFFICE.CURRENT()&gt;10)" style:apply-style-name="DANGER" style:base-cell-address="Calculator.A12"/>
    </style:style>
    <style:style style:name="ce41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is-true-formula([.B7]/ORG.OPENOFFICE.CURRENT()&gt;10)" style:apply-style-name="DANGER" style:base-cell-address="Calculator.A12"/>
    </style:style>
    <style:style style:name="ce42" style:family="table-cell" style:parent-style-name="Default">
      <style:table-cell-properties style:cell-protect="none" style:print-content="true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3" style:family="table-cell" style:parent-style-name="Default" style:data-style-name="N3">
      <style:text-properties fo:font-size="12pt" fo:font-style="italic" style:font-size-asian="12pt" style:font-style-asian="italic" style:font-size-complex="12pt" style:font-style-complex="italic"/>
    </style:style>
    <style:style style:name="ce44" style:family="table-cell" style:parent-style-name="Default" style:data-style-name="N125">
      <style:text-properties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 style:data-style-name="N132">
      <style:text-properties fo:font-size="12pt" style:font-size-asian="12pt" style:font-size-complex="12pt"/>
    </style:style>
    <style:style style:name="ce46" style:family="table-cell" style:parent-style-name="Default" style:data-style-name="N125">
      <style:text-properties fo:font-size="12pt" style:font-size-asian="12pt" style:font-size-complex="12pt"/>
      <style:map style:condition="cell-content()&lt;=0" style:apply-style-name="DANGER" style:base-cell-address="Calculator.B12"/>
    </style:style>
    <style:style style:name="ce17" style:family="table-cell" style:parent-style-name="Default" style:data-style-name="N125">
      <style:text-properties fo:font-size="12pt" style:text-underline-style="none" style:font-size-asian="12pt" style:font-size-complex="12pt"/>
      <style:map style:condition="cell-content()&lt;=0" style:apply-style-name="DANGER" style:base-cell-address="Calculator.B24"/>
    </style:style>
    <style:style style:name="ce49" style:family="table-cell" style:parent-style-name="Default" style:data-style-name="N125">
      <style:text-properties fo:font-size="12pt" style:text-underline-style="solid" style:text-underline-width="auto" style:text-underline-color="font-color" style:font-size-asian="12pt" style:font-size-complex="12pt"/>
      <style:map style:condition="cell-content()&lt;=0" style:apply-style-name="DANGER" style:base-cell-address="Calculator.B12"/>
    </style:style>
    <style:style style:name="ce50" style:family="table-cell" style:parent-style-name="Default" style:data-style-name="N125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  <style:map style:condition="cell-content()&lt;=0" style:apply-style-name="DANGER" style:base-cell-address="Calculator.B12"/>
    </style:style>
    <style:style style:name="ce21" style:family="table-cell" style:parent-style-name="Default" style:data-style-name="N3">
      <style:text-properties fo:font-size="12pt" style:font-size-asian="12pt" style:font-size-complex="12pt"/>
      <style:map style:condition="cell-content()&gt;=[.$B$2]" style:apply-style-name="DANGER" style:base-cell-address="Calculator.C12"/>
      <style:map style:condition="cell-content()&lt;=0" style:apply-style-name="DANGER" style:base-cell-address="Calculator.C12"/>
    </style:style>
    <style:style style:name="ce52" style:family="table-cell" style:parent-style-name="Default" style:data-style-name="N3">
      <style:text-properties fo:font-size="12pt" style:font-size-asian="12pt" style:font-size-complex="12pt"/>
      <style:map style:condition="cell-content()&gt;=[.$B$2]" style:apply-style-name="DANGER" style:base-cell-address="Calculator.C24"/>
      <style:map style:condition="cell-content()&lt;=0" style:apply-style-name="DANGER" style:base-cell-address="Calculator.C24"/>
    </style:style>
    <style:style style:name="ce53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  <style:map style:condition="cell-content()&gt;=[.$B$2]" style:apply-style-name="DANGER" style:base-cell-address="Calculator.C12"/>
      <style:map style:condition="cell-content()&lt;=0" style:apply-style-name="DANGER" style:base-cell-address="Calculator.C12"/>
    </style:style>
    <style:style style:name="ce143" style:family="table-cell" style:parent-style-name="Default" style:data-style-name="N3">
      <style:text-properties fo:font-size="12pt" style:font-size-asian="12pt" style:font-size-complex="12pt"/>
      <style:map style:condition="cell-content()&gt;=[.$B$2]" style:apply-style-name="DANGER" style:base-cell-address="Calculator.D12"/>
      <style:map style:condition="cell-content()&lt;=0" style:apply-style-name="DANGER" style:base-cell-address="Calculator.D12"/>
    </style:style>
    <style:style style:name="ce323" style:family="table-cell" style:parent-style-name="Default" style:data-style-name="N3">
      <style:text-properties fo:font-size="12pt" style:font-size-asian="12pt" style:font-size-complex="12pt"/>
      <style:map style:condition="cell-content()&gt;=[.$B$2]" style:apply-style-name="DANGER" style:base-cell-address="Calculator.D24"/>
      <style:map style:condition="cell-content()&lt;=0" style:apply-style-name="DANGER" style:base-cell-address="Calculator.D24"/>
    </style:style>
    <style:style style:name="ce324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  <style:map style:condition="cell-content()&gt;=[.$B$2]" style:apply-style-name="DANGER" style:base-cell-address="Calculator.D12"/>
      <style:map style:condition="cell-content()&lt;=0" style:apply-style-name="DANGER" style:base-cell-address="Calculator.D12"/>
    </style:style>
    <style:style style:name="ce233" style:family="table-cell" style:parent-style-name="Default" style:data-style-name="N3">
      <style:text-properties fo:font-size="12pt" style:font-size-asian="12pt" style:font-size-complex="12pt"/>
      <style:map style:condition="cell-content()&gt;=[.$B$2]" style:apply-style-name="DANGER" style:base-cell-address="Calculator.E12"/>
      <style:map style:condition="cell-content()&lt;=0" style:apply-style-name="DANGER" style:base-cell-address="Calculator.E12"/>
    </style:style>
    <style:style style:name="ce327" style:family="table-cell" style:parent-style-name="Default" style:data-style-name="N3">
      <style:text-properties fo:font-size="12pt" style:font-size-asian="12pt" style:font-size-complex="12pt"/>
      <style:map style:condition="cell-content()&gt;=[.$B$2]" style:apply-style-name="DANGER" style:base-cell-address="Calculator.E24"/>
      <style:map style:condition="cell-content()&lt;=0" style:apply-style-name="DANGER" style:base-cell-address="Calculator.E24"/>
    </style:style>
    <style:style style:name="ce328" style:family="table-cell" style:parent-style-name="Default" style:data-style-name="N3">
      <style:text-properties fo:font-size="12pt" style:text-underline-style="solid" style:text-underline-width="auto" style:text-underline-color="font-color" style:font-size-asian="12pt" style:font-size-complex="12pt"/>
      <style:map style:condition="cell-content()&gt;=[.$B$2]" style:apply-style-name="DANGER" style:base-cell-address="Calculator.E12"/>
      <style:map style:condition="cell-content()&lt;=0" style:apply-style-name="DANGER" style:base-cell-address="Calculator.E12"/>
    </style:style>
    <style:style style:name="ce329" style:family="table-cell" style:parent-style-name="Default" style:data-style-name="N4">
      <style:text-properties fo:font-size="12pt" style:font-size-asian="12pt" style:font-size-complex="12pt"/>
    </style:style>
    <style:style style:name="ce330" style:family="table-cell" style:parent-style-name="Default" style:data-style-name="N4">
      <style:text-properties fo:font-size="12pt" style:font-size-asian="12pt" style:font-size-complex="12pt"/>
    </style:style>
    <style:style style:name="ce331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34" style:family="table-cell" style:parent-style-name="Default" style:data-style-name="N3">
      <style:text-properties fo:font-size="12pt" style:font-size-asian="12pt" style:font-size-complex="12pt"/>
    </style:style>
    <style:style style:name="ce333" style:family="table-cell" style:parent-style-name="Default" style:data-style-name="N4">
      <style:text-properties fo:font-size="12pt" style:font-size-asian="12pt" style:font-size-complex="12pt"/>
    </style:style>
    <style:style style:name="ce334" style:family="table-cell" style:parent-style-name="Default" style:data-style-name="N4">
      <style:text-properties fo:font-size="12pt" style:font-size-asian="12pt" style:font-size-complex="12pt"/>
    </style:style>
    <style:style style:name="ce335" style:family="table-cell" style:parent-style-name="Default" style:data-style-name="N4">
      <style:text-properties fo:font-size="12pt" style:text-underline-style="solid" style:text-underline-width="auto" style:text-underline-color="font-color" style:font-size-asian="12pt" style:font-size-complex="12pt"/>
    </style:style>
    <style:style style:name="ce64" style:family="table-cell" style:parent-style-name="Default" style:data-style-name="N99">
      <style:text-properties fo:font-size="12pt" style:font-size-asian="12pt" style:font-size-complex="12pt"/>
    </style:style>
    <style:style style:name="ce65" style:family="table-cell" style:parent-style-name="Defaul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"/>
    <style:style style:name="ce68" style:family="table-cell" style:parent-style-name="Default" style:data-style-name="N125"/>
    <style:style style:name="ce69" style:family="table-cell" style:parent-style-name="Default" style:data-style-name="N2"/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tyle="italic" style:font-style-asian="italic" style:font-style-complex="italic"/>
    </style:style>
    <style:style style:name="ce75" style:family="table-cell" style:parent-style-name="Default" style:data-style-name="N3"/>
    <style:style style:name="ce71" style:family="table-cell" style:parent-style-name="Default" style:data-style-name="N100"/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style="normal" style:font-style-asian="normal" style:font-style-complex="normal"/>
    </style:style>
    <style:style style:name="ce74" style:family="table-cell" style:parent-style-name="Default" style:data-style-name="N124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Materials.$A$2:$Materials.$A$17])" table:allow-empty-cell="true" table:display-list="unsorted" table:base-cell-address="Calculator.B1">
          <table:error-message table:message-type="stop" table:display="true"/>
        </table:content-validation>
        <table:content-validation table:name="val2" table:condition="of:cell-content-is-in-list([$Cartridges.$A$2:$Cartridges.$A$65001])" table:allow-empty-cell="true" table:display-list="unsorted" table:base-cell-address="Calculator.B31">
          <table:error-message table:message-type="stop" table:display="true"/>
        </table:content-validation>
      </table:content-validations>
      <table:table table:name="Calculator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3" table:default-cell-style-name="ce7"/>
        <table:table-column table:style-name="co10" table:default-cell-style-name="ce7"/>
        <table:table-column table:style-name="co9" table:number-columns-repeated="1010" table:default-cell-style-name="ce7"/>
        <table:table-row table:style-name="ro1">
          <table:table-cell table:style-name="ce4" office:value-type="string" calcext:value-type="string">
            <text:p>Material</text:p>
          </table:table-cell>
          <table:table-cell table:style-name="ce42" table:content-validation-name="val1" office:value-type="string" calcext:value-type="string">
            <office:annotation draw:style-name="gr1" draw:text-style-name="P2" svg:width="82.18pt" svg:height="16.89pt" svg:x="386.33pt" svg:y="0pt" draw:caption-point-x="-17.29pt" draw:caption-point-y="0.28pt">
              <dc:date>2018-12-14T00:00:00</dc:date>
              <text:p text:style-name="P1"><text:span text:style-name="T1">Change me!</text:span></text:p>
            </office:annotation>
            <text:p>Steel A53</text:p>
          </table:table-cell>
          <table:table-cell table:style-name="ce4" table:number-columns-repeated="3"/>
          <table:table-cell/>
          <table:table-cell table:number-columns-spanned="3" table:number-rows-spanned="1"/>
          <table:covered-table-cell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Yield Strength (PSI)</text:p>
          </table:table-cell>
          <table:table-cell table:style-name="ce43" table:formula="of:=VLOOKUP([.$B$1]; [$Materials.$A$2:$Materials.$C$65006]; 2; 1)" office:value-type="float" office:value="30000" calcext:value-type="float">
            <text:p>30,000</text:p>
          </table:table-cell>
          <table:table-cell table:style-name="ce4" table:number-columns-repeated="3"/>
          <table:table-cell/>
          <table:table-cell table:style-name="ce34" table:number-columns-spanned="3" table:number-rows-spanned="1"/>
          <table:covered-table-cell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Ultimate Tensile Strength (PSI)</text:p>
          </table:table-cell>
          <table:table-cell table:style-name="ce43" table:formula="of:=VLOOKUP([.$B$1]; [Materials.$A$2:.$C$65006]; 3; 1)" office:value-type="float" office:value="48000" calcext:value-type="float">
            <text:p>48,000</text:p>
          </table:table-cell>
          <table:table-cell table:number-columns-repeated="4"/>
          <table:table-cell table:style-name="ce3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2">
          <table:table-cell table:style-name="ce4" office:value-type="string" calcext:value-type="string">
            <text:p>Cartridge</text:p>
          </table:table-cell>
          <table:table-cell table:content-validation-name="val2" office:value-type="string" calcext:value-type="string">
            <office:annotation draw:style-name="gr1" draw:text-style-name="P2" svg:width="82.18pt" svg:height="16.89pt" svg:x="386.33pt" svg:y="17.46pt" draw:caption-point-x="-17.29pt" draw:caption-point-y="42.8pt">
              <dc:date>2018-12-14T00:00:00</dc:date>
              <text:p text:style-name="P1"><text:span text:style-name="T1">Change Me!</text:span></text:p>
            </office:annotation>
            <text:p>.45 ACP</text:p>
          </table:table-cell>
          <table:table-cell/>
          <table:table-cell table:style-name="ce4" office:value-type="string" calcext:value-type="string">
            <text:p>Bolt Thrust (lb<text:span text:style-name="T2">f</text:span>)</text:p>
          </table:table-cell>
          <table:table-cell table:formula="of:=[.$B$9]*POWER([.$B$7];2)*PI()" office:value-type="float" office:value="3736.99985966875" calcext:value-type="float">
            <text:p>3736.999859668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artridge Base Diameter (Inches)</text:p>
          </table:table-cell>
          <table:table-cell table:style-name="ce44" table:formula="of:=VLOOKUP([.$B$5]; [$Cartridges.$A$2:$Cartridges.$C$65001]; 3; 0)" office:value-type="float" office:value="0.476" calcext:value-type="float">
            <text:p>0.4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tridge Base Radius (Inches)</text:p>
          </table:table-cell>
          <table:table-cell table:style-name="ce45" table:formula="of:=[.B6]/2" office:value-type="float" office:value="0.238" calcext:value-type="float">
            <text:p>0.2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tridge Base Area (Sq. Inches)</text:p>
          </table:table-cell>
          <table:table-cell table:style-name="ce45" table:formula="of:=POWER([.$B$7];2)*PI()" office:value-type="float" office:value="0.17795237426994" calcext:value-type="float">
            <text:p>0.178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eak Pressure (PSI)</text:p>
          </table:table-cell>
          <table:table-cell table:style-name="ce43" table:formula="of:=VLOOKUP([.$B$5]; [$Cartridges.$A$2:$Cartridges.$C$65001]; 2; 0)" office:value-type="float" office:value="21000" calcext:value-type="float">
            <text:p>21,00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utside Diameter (in)</text:p>
          </table:table-cell>
          <table:table-cell office:value-type="string" calcext:value-type="string">
            <text:p>Wall (in)</text:p>
          </table:table-cell>
          <table:table-cell office:value-type="string" calcext:value-type="string">
            <office:annotation draw:style-name="gr2" draw:text-style-name="P4" svg:width="82.18pt" svg:height="50.49pt" svg:x="456.75pt" svg:y="152.53pt" draw:caption-point-x="0pt" draw:caption-point-y="0pt">
              <dc:date>2018-12-14T00:00:00</dc:date>
              <text:p text:style-name="P3"><text:span text:style-name="T1">Hoop Stress = (Pressure x Inside Dia)/(2 x Wall)</text:span></text:p>
            </office:annotation>
            <text:p>ID Hoop Stress</text:p>
          </table:table-cell>
          <table:table-cell office:value-type="string" calcext:value-type="string">
            <office:annotation draw:style-name="gr2" draw:text-style-name="P4" svg:width="82.18pt" svg:height="50.49pt" svg:x="567.81pt" svg:y="152.53pt" draw:caption-point-x="0pt" draw:caption-point-y="0pt">
              <dc:date>2018-12-21T00:00:00</dc:date>
              <text:p text:style-name="P3"><text:span text:style-name="T1">Hoop Stress = (Pressure x Average(ID,OD))/(2 x Wall)</text:span></text:p>
            </office:annotation>
            <text:p>Mean Hoop Stress</text:p>
          </table:table-cell>
          <table:table-cell office:value-type="string" calcext:value-type="string">
            <office:annotation draw:style-name="gr2" draw:text-style-name="P4" svg:width="82.18pt" svg:height="50.49pt" svg:x="678.84pt" svg:y="152.53pt" draw:caption-point-x="0pt" draw:caption-point-y="0pt">
              <dc:date>2018-12-21T00:00:00</dc:date>
              <text:p text:style-name="P3"><text:span text:style-name="T1">Hoop Stress = (Pressure x Outside Dia)/(2 x Wall)</text:span></text:p>
            </office:annotation>
            <text:p>OD Hoop Stress</text:p>
          </table:table-cell>
          <table:table-cell office:value-type="string" calcext:value-type="string">
            <text:p>Yield Safety Factor</text:p>
          </table:table-cell>
          <table:table-cell office:value-type="string" calcext:value-type="string">
            <text:p>Burst Safety Factor</text:p>
          </table:table-cell>
          <table:table-cell table:number-columns-repeated="1016"/>
        </table:table-row>
        <table:table-row table:style-name="ro3">
          <table:table-cell table:style-name="ce36" office:value-type="float" office:value="0.25" calcext:value-type="float">
            <text:p>0.2500</text:p>
          </table:table-cell>
          <table:table-cell table:style-name="ce46" table:formula="of:=([.$A12]-[.$B$6])/2" office:value-type="float" office:value="-0.113" calcext:value-type="float">
            <text:p>-0.1130</text:p>
          </table:table-cell>
          <table:table-cell table:style-name="ce21" table:formula="of:=([.$B$9]*[.$B$6])/(2*[.$B12])" office:value-type="float" office:value="-44230.0884955752" calcext:value-type="float">
            <text:p>-44,230</text:p>
          </table:table-cell>
          <table:table-cell table:style-name="ce143" table:formula="of:=([.$B$9]*AVERAGE([.$A12];[.$B$6]))/(2*[.$B12])" office:value-type="float" office:value="-33730.0884955752" calcext:value-type="float">
            <text:p>-33,730</text:p>
          </table:table-cell>
          <table:table-cell table:style-name="ce233" table:formula="of:=([.$B$9]*[.$A12])/(2*[.$B12])" office:value-type="float" office:value="-23230.0884955752" calcext:value-type="float">
            <text:p>-23,230</text:p>
          </table:table-cell>
          <table:table-cell table:style-name="ce329" table:formula="of:=[.$B$2]/[.$D12]" office:value-type="float" office:value="-0.889413616686344" calcext:value-type="float">
            <text:p>-0.89</text:p>
          </table:table-cell>
          <table:table-cell table:style-name="ce333" table:formula="of:=[.$B$3]/[.$D12]" office:value-type="float" office:value="-1.42306178669815" calcext:value-type="float">
            <text:p>-1.42</text:p>
          </table:table-cell>
          <table:table-cell table:number-columns-repeated="1016"/>
        </table:table-row>
        <table:table-row table:style-name="ro1">
          <table:table-cell table:style-name="ce36" office:value-type="float" office:value="0.3125" calcext:value-type="float">
            <text:p>0.3125</text:p>
          </table:table-cell>
          <table:table-cell table:style-name="ce46" table:formula="of:=([.$A13]-[.$B$6])/2" office:value-type="float" office:value="-0.08175" calcext:value-type="float">
            <text:p>-0.0818</text:p>
          </table:table-cell>
          <table:table-cell table:style-name="ce21" table:formula="of:=([.$B$9]*[.$B$6])/(2*[.$B13])" office:value-type="float" office:value="-61137.6146788991" calcext:value-type="float">
            <text:p>-61,138</text:p>
          </table:table-cell>
          <table:table-cell table:style-name="ce143" table:formula="of:=([.$B$9]*AVERAGE([.$A13];[.$B$6]))/(2*[.$B13])" office:value-type="float" office:value="-50637.6146788991" calcext:value-type="float">
            <text:p>-50,638</text:p>
          </table:table-cell>
          <table:table-cell table:style-name="ce233" table:formula="of:=([.$B$9]*[.$A13])/(2*[.$B13])" office:value-type="float" office:value="-40137.6146788991" calcext:value-type="float">
            <text:p>-40,138</text:p>
          </table:table-cell>
          <table:table-cell table:style-name="ce329" table:formula="of:=[.$B$2]/[.$D13]" office:value-type="float" office:value="-0.59244496784129" calcext:value-type="float">
            <text:p>-0.59</text:p>
          </table:table-cell>
          <table:table-cell table:style-name="ce333" table:formula="of:=[.$B$3]/[.$D13]" office:value-type="float" office:value="-0.947911948546064" calcext:value-type="float">
            <text:p>-0.95</text:p>
          </table:table-cell>
          <table:table-cell table:number-columns-repeated="1016"/>
        </table:table-row>
        <table:table-row table:style-name="ro1">
          <table:table-cell table:style-name="ce36" office:value-type="float" office:value="0.375" calcext:value-type="float">
            <text:p>0.3750</text:p>
          </table:table-cell>
          <table:table-cell table:style-name="ce46" table:formula="of:=([.$A14]-[.$B$6])/2" office:value-type="float" office:value="-0.0505" calcext:value-type="float">
            <text:p>-0.0505</text:p>
          </table:table-cell>
          <table:table-cell table:style-name="ce21" table:formula="of:=([.$B$9]*[.$B$6])/(2*[.$B14])" office:value-type="float" office:value="-98970.2970297029" calcext:value-type="float">
            <text:p>-98,970</text:p>
          </table:table-cell>
          <table:table-cell table:style-name="ce143" table:formula="of:=([.$B$9]*AVERAGE([.$A14];[.$B$6]))/(2*[.$B14])" office:value-type="float" office:value="-88470.2970297029" calcext:value-type="float">
            <text:p>-88,470</text:p>
          </table:table-cell>
          <table:table-cell table:style-name="ce233" table:formula="of:=([.$B$9]*[.$A14])/(2*[.$B14])" office:value-type="float" office:value="-77970.2970297029" calcext:value-type="float">
            <text:p>-77,970</text:p>
          </table:table-cell>
          <table:table-cell table:style-name="ce329" table:formula="of:=[.$B$2]/[.$D14]" office:value-type="float" office:value="-0.339096860835991" calcext:value-type="float">
            <text:p>-0.34</text:p>
          </table:table-cell>
          <table:table-cell table:style-name="ce333" table:formula="of:=[.$B$3]/[.$D14]" office:value-type="float" office:value="-0.542554977337586" calcext:value-type="float">
            <text:p>-0.54</text:p>
          </table:table-cell>
          <table:table-cell table:number-columns-repeated="1016"/>
        </table:table-row>
        <table:table-row table:style-name="ro1">
          <table:table-cell table:style-name="ce36" office:value-type="float" office:value="0.4375" calcext:value-type="float">
            <text:p>0.4375</text:p>
          </table:table-cell>
          <table:table-cell table:style-name="ce46" table:formula="of:=([.$A15]-[.$B$6])/2" office:value-type="float" office:value="-0.01925" calcext:value-type="float">
            <text:p>-0.0193</text:p>
          </table:table-cell>
          <table:table-cell table:style-name="ce21" table:formula="of:=([.$B$9]*[.$B$6])/(2*[.$B15])" office:value-type="float" office:value="-259636.363636363" calcext:value-type="float">
            <text:p>-259,636</text:p>
          </table:table-cell>
          <table:table-cell table:style-name="ce143" table:formula="of:=([.$B$9]*AVERAGE([.$A15];[.$B$6]))/(2*[.$B15])" office:value-type="float" office:value="-249136.363636363" calcext:value-type="float">
            <text:p>-249,136</text:p>
          </table:table-cell>
          <table:table-cell table:style-name="ce233" table:formula="of:=([.$B$9]*[.$A15])/(2*[.$B15])" office:value-type="float" office:value="-238636.363636363" calcext:value-type="float">
            <text:p>-238,636</text:p>
          </table:table-cell>
          <table:table-cell table:style-name="ce329" table:formula="of:=[.$B$2]/[.$D15]" office:value-type="float" office:value="-0.120415982484948" calcext:value-type="float">
            <text:p>-0.12</text:p>
          </table:table-cell>
          <table:table-cell table:style-name="ce333" table:formula="of:=[.$B$3]/[.$D15]" office:value-type="float" office:value="-0.192665571975917" calcext:value-type="float">
            <text:p>-0.19</text:p>
          </table:table-cell>
          <table:table-cell table:number-columns-repeated="1016"/>
        </table:table-row>
        <table:table-row table:style-name="ro1">
          <table:table-cell table:style-name="ce36" office:value-type="float" office:value="0.5" calcext:value-type="float">
            <text:p>0.5000</text:p>
          </table:table-cell>
          <table:table-cell table:style-name="ce46" table:formula="of:=([.$A16]-[.$B$6])/2" office:value-type="float" office:value="0.012" calcext:value-type="float">
            <text:p>0.0120</text:p>
          </table:table-cell>
          <table:table-cell table:style-name="ce21" table:formula="of:=([.$B$9]*[.$B$6])/(2*[.$B16])" office:value-type="float" office:value="416500.000000001" calcext:value-type="float">
            <text:p>416,500</text:p>
          </table:table-cell>
          <table:table-cell table:style-name="ce143" table:formula="of:=([.$B$9]*AVERAGE([.$A16];[.$B$6]))/(2*[.$B16])" office:value-type="float" office:value="427000.000000001" calcext:value-type="float">
            <text:p>427,000</text:p>
          </table:table-cell>
          <table:table-cell table:style-name="ce233" table:formula="of:=([.$B$9]*[.$A16])/(2*[.$B16])" office:value-type="float" office:value="437500.000000001" calcext:value-type="float">
            <text:p>437,500</text:p>
          </table:table-cell>
          <table:table-cell table:style-name="ce329" table:formula="of:=[.$B$2]/[.$D16]" office:value-type="float" office:value="0.0702576112412177" calcext:value-type="float">
            <text:p>0.07</text:p>
          </table:table-cell>
          <table:table-cell table:style-name="ce333" table:formula="of:=[.$B$3]/[.$D16]" office:value-type="float" office:value="0.112412177985948" calcext:value-type="float">
            <text:p>0.11</text:p>
          </table:table-cell>
          <table:table-cell table:number-columns-repeated="1016"/>
        </table:table-row>
        <table:table-row table:style-name="ro1">
          <table:table-cell table:style-name="ce36" office:value-type="float" office:value="0.5625" calcext:value-type="float">
            <text:p>0.5625</text:p>
          </table:table-cell>
          <table:table-cell table:style-name="ce46" table:formula="of:=([.$A17]-[.$B$6])/2" office:value-type="float" office:value="0.04325" calcext:value-type="float">
            <text:p>0.0433</text:p>
          </table:table-cell>
          <table:table-cell table:style-name="ce21" table:formula="of:=([.$B$9]*[.$B$6])/(2*[.$B17])" office:value-type="float" office:value="115560.693641619" calcext:value-type="float">
            <text:p>115,561</text:p>
          </table:table-cell>
          <table:table-cell table:style-name="ce143" table:formula="of:=([.$B$9]*AVERAGE([.$A17];[.$B$6]))/(2*[.$B17])" office:value-type="float" office:value="126060.693641619" calcext:value-type="float">
            <text:p>126,061</text:p>
          </table:table-cell>
          <table:table-cell table:style-name="ce233" table:formula="of:=([.$B$9]*[.$A17])/(2*[.$B17])" office:value-type="float" office:value="136560.693641619" calcext:value-type="float">
            <text:p>136,561</text:p>
          </table:table-cell>
          <table:table-cell table:style-name="ce329" table:formula="of:=[.$B$2]/[.$D17]" office:value-type="float" office:value="0.237980603892977" calcext:value-type="float">
            <text:p>0.24</text:p>
          </table:table-cell>
          <table:table-cell table:style-name="ce333" table:formula="of:=[.$B$3]/[.$D17]" office:value-type="float" office:value="0.380768966228764" calcext:value-type="float">
            <text:p>0.38</text:p>
          </table:table-cell>
          <table:table-cell table:number-columns-repeated="1016"/>
        </table:table-row>
        <table:table-row table:style-name="ro1">
          <table:table-cell table:style-name="ce36" office:value-type="float" office:value="0.625" calcext:value-type="float">
            <text:p>0.6250</text:p>
          </table:table-cell>
          <table:table-cell table:style-name="ce46" table:formula="of:=([.$A18]-[.$B$6])/2" office:value-type="float" office:value="0.0745" calcext:value-type="float">
            <text:p>0.0745</text:p>
          </table:table-cell>
          <table:table-cell table:style-name="ce21" table:formula="of:=([.$B$9]*[.$B$6])/(2*[.$B18])" office:value-type="float" office:value="67087.2483221477" calcext:value-type="float">
            <text:p>67,087</text:p>
          </table:table-cell>
          <table:table-cell table:style-name="ce143" table:formula="of:=([.$B$9]*AVERAGE([.$A18];[.$B$6]))/(2*[.$B18])" office:value-type="float" office:value="77587.2483221477" calcext:value-type="float">
            <text:p>77,587</text:p>
          </table:table-cell>
          <table:table-cell table:style-name="ce233" table:formula="of:=([.$B$9]*[.$A18])/(2*[.$B18])" office:value-type="float" office:value="88087.2483221477" calcext:value-type="float">
            <text:p>88,087</text:p>
          </table:table-cell>
          <table:table-cell table:style-name="ce329" table:formula="of:=[.$B$2]/[.$D18]" office:value-type="float" office:value="0.386661476579733" calcext:value-type="float">
            <text:p>0.39</text:p>
          </table:table-cell>
          <table:table-cell table:style-name="ce333" table:formula="of:=[.$B$3]/[.$D18]" office:value-type="float" office:value="0.618658362527572" calcext:value-type="float">
            <text:p>0.62</text:p>
          </table:table-cell>
          <table:table-cell table:number-columns-repeated="1016"/>
        </table:table-row>
        <table:table-row table:style-name="ro1">
          <table:table-cell table:style-name="ce36" office:value-type="float" office:value="0.6875" calcext:value-type="float">
            <text:p>0.6875</text:p>
          </table:table-cell>
          <table:table-cell table:style-name="ce46" table:formula="of:=([.$A19]-[.$B$6])/2" office:value-type="float" office:value="0.10575" calcext:value-type="float">
            <text:p>0.1058</text:p>
          </table:table-cell>
          <table:table-cell table:style-name="ce21" table:formula="of:=([.$B$9]*[.$B$6])/(2*[.$B19])" office:value-type="float" office:value="47262.4113475177" calcext:value-type="float">
            <text:p>47,262</text:p>
          </table:table-cell>
          <table:table-cell table:style-name="ce143" table:formula="of:=([.$B$9]*AVERAGE([.$A19];[.$B$6]))/(2*[.$B19])" office:value-type="float" office:value="57762.4113475177" calcext:value-type="float">
            <text:p>57,762</text:p>
          </table:table-cell>
          <table:table-cell table:style-name="ce233" table:formula="of:=([.$B$9]*[.$A19])/(2*[.$B19])" office:value-type="float" office:value="68262.4113475177" calcext:value-type="float">
            <text:p>68,262</text:p>
          </table:table-cell>
          <table:table-cell table:style-name="ce329" table:formula="of:=[.$B$2]/[.$D19]" office:value-type="float" office:value="0.519368899257167" calcext:value-type="float">
            <text:p>0.52</text:p>
          </table:table-cell>
          <table:table-cell table:style-name="ce333" table:formula="of:=[.$B$3]/[.$D19]" office:value-type="float" office:value="0.830990238811468" calcext:value-type="float">
            <text:p>0.83</text:p>
          </table:table-cell>
          <table:table-cell table:number-columns-repeated="1016"/>
        </table:table-row>
        <table:table-row table:style-name="ro1">
          <table:table-cell table:style-name="ce36" office:value-type="float" office:value="0.75" calcext:value-type="float">
            <text:p>0.7500</text:p>
          </table:table-cell>
          <table:table-cell table:style-name="ce46" table:formula="of:=([.$A20]-[.$B$6])/2" office:value-type="float" office:value="0.137" calcext:value-type="float">
            <text:p>0.1370</text:p>
          </table:table-cell>
          <table:table-cell table:style-name="ce21" table:formula="of:=([.$B$9]*[.$B$6])/(2*[.$B20])" office:value-type="float" office:value="36481.7518248175" calcext:value-type="float">
            <text:p>36,482</text:p>
          </table:table-cell>
          <table:table-cell table:style-name="ce143" table:formula="of:=([.$B$9]*AVERAGE([.$A20];[.$B$6]))/(2*[.$B20])" office:value-type="float" office:value="46981.7518248175" calcext:value-type="float">
            <text:p>46,982</text:p>
          </table:table-cell>
          <table:table-cell table:style-name="ce233" table:formula="of:=([.$B$9]*[.$A20])/(2*[.$B20])" office:value-type="float" office:value="57481.7518248175" calcext:value-type="float">
            <text:p>57,482</text:p>
          </table:table-cell>
          <table:table-cell table:style-name="ce329" table:formula="of:=[.$B$2]/[.$D20]" office:value-type="float" office:value="0.638545793521324" calcext:value-type="float">
            <text:p>0.64</text:p>
          </table:table-cell>
          <table:table-cell table:style-name="ce333" table:formula="of:=[.$B$3]/[.$D20]" office:value-type="float" office:value="1.02167326963412" calcext:value-type="float">
            <text:p>1.02</text:p>
          </table:table-cell>
          <table:table-cell table:number-columns-repeated="1016"/>
        </table:table-row>
        <table:table-row table:style-name="ro1">
          <table:table-cell table:style-name="ce36" office:value-type="float" office:value="0.8125" calcext:value-type="float">
            <text:p>0.8125</text:p>
          </table:table-cell>
          <table:table-cell table:style-name="ce46" table:formula="of:=([.$A21]-[.$B$6])/2" office:value-type="float" office:value="0.16825" calcext:value-type="float">
            <text:p>0.1683</text:p>
          </table:table-cell>
          <table:table-cell table:style-name="ce21" table:formula="of:=([.$B$9]*[.$B$6])/(2*[.$B21])" office:value-type="float" office:value="29705.7949479941" calcext:value-type="float">
            <text:p>29,706</text:p>
          </table:table-cell>
          <table:table-cell table:style-name="ce143" table:formula="of:=([.$B$9]*AVERAGE([.$A21];[.$B$6]))/(2*[.$B21])" office:value-type="float" office:value="40205.7949479941" calcext:value-type="float">
            <text:p>40,206</text:p>
          </table:table-cell>
          <table:table-cell table:style-name="ce233" table:formula="of:=([.$B$9]*[.$A21])/(2*[.$B21])" office:value-type="float" office:value="50705.7949479941" calcext:value-type="float">
            <text:p>50,706</text:p>
          </table:table-cell>
          <table:table-cell table:style-name="ce329" table:formula="of:=[.$B$2]/[.$D21]" office:value-type="float" office:value="0.746161095404402" calcext:value-type="float">
            <text:p>0.75</text:p>
          </table:table-cell>
          <table:table-cell table:style-name="ce333" table:formula="of:=[.$B$3]/[.$D21]" office:value-type="float" office:value="1.19385775264704" calcext:value-type="float">
            <text:p>1.19</text:p>
          </table:table-cell>
          <table:table-cell table:number-columns-repeated="1016"/>
        </table:table-row>
        <table:table-row table:style-name="ro1">
          <table:table-cell table:style-name="ce36" office:value-type="float" office:value="0.875" calcext:value-type="float">
            <text:p>0.8750</text:p>
          </table:table-cell>
          <table:table-cell table:style-name="ce46" table:formula="of:=([.$A22]-[.$B$6])/2" office:value-type="float" office:value="0.1995" calcext:value-type="float">
            <text:p>0.1995</text:p>
          </table:table-cell>
          <table:table-cell table:style-name="ce21" table:formula="of:=([.$B$9]*[.$B$6])/(2*[.$B22])" office:value-type="float" office:value="25052.6315789474" calcext:value-type="float">
            <text:p>25,053</text:p>
          </table:table-cell>
          <table:table-cell table:style-name="ce143" table:formula="of:=([.$B$9]*AVERAGE([.$A22];[.$B$6]))/(2*[.$B22])" office:value-type="float" office:value="35552.6315789474" calcext:value-type="float">
            <text:p>35,553</text:p>
          </table:table-cell>
          <table:table-cell table:style-name="ce233" table:formula="of:=([.$B$9]*[.$A22])/(2*[.$B22])" office:value-type="float" office:value="46052.6315789474" calcext:value-type="float">
            <text:p>46,053</text:p>
          </table:table-cell>
          <table:table-cell table:style-name="ce329" table:formula="of:=[.$B$2]/[.$D22]" office:value-type="float" office:value="0.843819393042191" calcext:value-type="float">
            <text:p>0.84</text:p>
          </table:table-cell>
          <table:table-cell table:style-name="ce333" table:formula="of:=[.$B$3]/[.$D22]" office:value-type="float" office:value="1.35011102886751" calcext:value-type="float">
            <text:p>1.35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0.9375" calcext:value-type="float">
            <text:p>0.9375</text:p>
          </table:table-cell>
          <table:table-cell table:style-name="ce46" table:formula="of:=([.$A23]-[.$B$6])/2" office:value-type="float" office:value="0.23075" calcext:value-type="float">
            <text:p>0.2308</text:p>
          </table:table-cell>
          <table:table-cell table:style-name="ce21" table:formula="of:=([.$B$9]*[.$B$6])/(2*[.$B23])" office:value-type="float" office:value="21659.8049837486" calcext:value-type="float">
            <text:p>21,660</text:p>
          </table:table-cell>
          <table:table-cell table:style-name="ce143" table:formula="of:=([.$B$9]*AVERAGE([.$A23];[.$B$6]))/(2*[.$B23])" office:value-type="float" office:value="32159.8049837486" calcext:value-type="float">
            <text:p>32,160</text:p>
          </table:table-cell>
          <table:table-cell table:style-name="ce233" table:formula="of:=([.$B$9]*[.$A23])/(2*[.$B23])" office:value-type="float" office:value="42659.8049837487" calcext:value-type="float">
            <text:p>42,660</text:p>
          </table:table-cell>
          <table:table-cell table:style-name="ce329" table:formula="of:=[.$B$2]/[.$D23]" office:value-type="float" office:value="0.932841477588559" calcext:value-type="float">
            <text:p>0.93</text:p>
          </table:table-cell>
          <table:table-cell table:style-name="ce333" table:formula="of:=[.$B$3]/[.$D23]" office:value-type="float" office:value="1.49254636414169" calcext:value-type="float">
            <text:p>1.49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9" office:value-type="float" office:value="1" calcext:value-type="float">
            <text:p>1.0000</text:p>
          </table:table-cell>
          <table:table-cell table:style-name="ce17" table:formula="of:=([.$A24]-[.$B$6])/2" office:value-type="float" office:value="0.262" calcext:value-type="float">
            <text:p>0.2620</text:p>
          </table:table-cell>
          <table:table-cell table:style-name="ce52" table:formula="of:=([.$B$9]*[.$B$6])/(2*[.$B24])" office:value-type="float" office:value="19076.3358778626" calcext:value-type="float">
            <text:p>19,076</text:p>
          </table:table-cell>
          <table:table-cell table:style-name="ce323" table:formula="of:=([.$B$9]*AVERAGE([.$A24];[.$B$6]))/(2*[.$B24])" office:value-type="float" office:value="29576.3358778626" calcext:value-type="float">
            <text:p>29,576</text:p>
          </table:table-cell>
          <table:table-cell table:style-name="ce327" table:formula="of:=([.$B$9]*[.$A24])/(2*[.$B24])" office:value-type="float" office:value="40076.3358778626" calcext:value-type="float">
            <text:p>40,076</text:p>
          </table:table-cell>
          <table:table-cell table:style-name="ce330" table:formula="of:=[.$B$2]/[.$D24]" office:value-type="float" office:value="1.01432442895858" calcext:value-type="float">
            <text:p>1.01</text:p>
          </table:table-cell>
          <table:table-cell table:style-name="ce334" table:formula="of:=[.$B$3]/[.$D24]" office:value-type="float" office:value="1.62291908633372" calcext:value-type="float">
            <text:p>1.62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8" office:value-type="float" office:value="1.051" calcext:value-type="float">
            <office:annotation draw:style-name="gr3" draw:text-style-name="P2" svg:width="82.18pt" svg:height="28.09pt" svg:x="188.7pt" svg:y="362.66pt" draw:caption-point-x="0pt" draw:caption-point-y="0pt">
              <dc:date>2017-11-19T00:00:00</dc:date>
              <text:p text:style-name="P1"><text:span text:style-name="T1">3/4” Schedule 40 A53 ERW Pipe</text:span></text:p>
            </office:annotation>
            <text:p>1.0510</text:p>
          </table:table-cell>
          <table:table-cell table:style-name="ce49" table:formula="of:=([.$A25]-[.$B$6])/2" office:value-type="float" office:value="0.2875" calcext:value-type="float">
            <text:p>0.2875</text:p>
          </table:table-cell>
          <table:table-cell table:style-name="ce53" table:formula="of:=([.$B$9]*[.$B$6])/(2*[.$B25])" office:value-type="float" office:value="17384.347826087" calcext:value-type="float">
            <text:p>17,384</text:p>
          </table:table-cell>
          <table:table-cell table:style-name="ce324" table:formula="of:=([.$B$9]*AVERAGE([.$A25];[.$B$6]))/(2*[.$B25])" office:value-type="float" office:value="27884.347826087" calcext:value-type="float">
            <text:p>27,884</text:p>
          </table:table-cell>
          <table:table-cell table:style-name="ce328" table:formula="of:=([.$B$9]*[.$A25])/(2*[.$B25])" office:value-type="float" office:value="38384.347826087" calcext:value-type="float">
            <text:p>38,384</text:p>
          </table:table-cell>
          <table:table-cell table:style-name="ce331" table:formula="of:=[.$B$2]/[.$D25]" office:value-type="float" office:value="1.07587239217888" calcext:value-type="float">
            <text:p>1.08</text:p>
          </table:table-cell>
          <table:table-cell table:style-name="ce335" table:formula="of:=[.$B$3]/[.$D25]" office:value-type="float" office:value="1.7213958274862" calcext:value-type="float">
            <text:p>1.72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0625" calcext:value-type="float">
            <text:p>1.0625</text:p>
          </table:table-cell>
          <table:table-cell table:style-name="ce46" table:formula="of:=([.$A26]-[.$B$6])/2" office:value-type="float" office:value="0.29325" calcext:value-type="float">
            <text:p>0.2933</text:p>
          </table:table-cell>
          <table:table-cell table:style-name="ce21" table:formula="of:=([.$B$9]*[.$B$6])/(2*[.$B26])" office:value-type="float" office:value="17043.4782608696" calcext:value-type="float">
            <text:p>17,043</text:p>
          </table:table-cell>
          <table:table-cell table:style-name="ce143" table:formula="of:=([.$B$9]*AVERAGE([.$A26];[.$B$6]))/(2*[.$B26])" office:value-type="float" office:value="27543.4782608696" calcext:value-type="float">
            <text:p>27,543</text:p>
          </table:table-cell>
          <table:table-cell table:style-name="ce233" table:formula="of:=([.$B$9]*[.$A26])/(2*[.$B26])" office:value-type="float" office:value="38043.4782608696" calcext:value-type="float">
            <text:p>38,043</text:p>
          </table:table-cell>
          <table:table-cell table:style-name="ce329" table:formula="of:=[.$B$2]/[.$D26]" office:value-type="float" office:value="1.08918705603789" calcext:value-type="float">
            <text:p>1.09</text:p>
          </table:table-cell>
          <table:table-cell table:style-name="ce333" table:formula="of:=[.$B$3]/[.$D26]" office:value-type="float" office:value="1.74269928966062" calcext:value-type="float">
            <text:p>1.7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41" office:value-type="float" office:value="1.125" calcext:value-type="float">
            <text:p>1.1250</text:p>
          </table:table-cell>
          <table:table-cell table:style-name="ce50" table:formula="of:=([.$A27]-[.$B$6])/2" office:value-type="float" office:value="0.3245" calcext:value-type="float">
            <text:p>0.3245</text:p>
          </table:table-cell>
          <table:table-cell table:style-name="ce21" table:formula="of:=([.$B$9]*[.$B$6])/(2*[.$B27])" office:value-type="float" office:value="15402.157164869" calcext:value-type="float">
            <text:p>15,402</text:p>
          </table:table-cell>
          <table:table-cell table:style-name="ce143" table:formula="of:=([.$B$9]*AVERAGE([.$A27];[.$B$6]))/(2*[.$B27])" office:value-type="float" office:value="25902.157164869" calcext:value-type="float">
            <text:p>25,902</text:p>
          </table:table-cell>
          <table:table-cell table:style-name="ce233" table:formula="of:=([.$B$9]*[.$A27])/(2*[.$B27])" office:value-type="float" office:value="36402.157164869" calcext:value-type="float">
            <text:p>36,402</text:p>
          </table:table-cell>
          <table:table-cell table:style-name="ce329" table:formula="of:=[.$B$2]/[.$D27]" office:value-type="float" office:value="1.15820469349514" calcext:value-type="float">
            <text:p>1.16</text:p>
          </table:table-cell>
          <table:table-cell table:style-name="ce333" table:formula="of:=[.$B$3]/[.$D27]" office:value-type="float" office:value="1.85312750959222" calcext:value-type="float">
            <text:p>1.85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1875" calcext:value-type="float">
            <text:p>1.1875</text:p>
          </table:table-cell>
          <table:table-cell table:style-name="ce46" table:formula="of:=([.$A28]-[.$B$6])/2" office:value-type="float" office:value="0.35575" calcext:value-type="float">
            <text:p>0.3558</text:p>
          </table:table-cell>
          <table:table-cell table:style-name="ce21" table:formula="of:=([.$B$9]*[.$B$6])/(2*[.$B28])" office:value-type="float" office:value="14049.191848208" calcext:value-type="float">
            <text:p>14,049</text:p>
          </table:table-cell>
          <table:table-cell table:style-name="ce143" table:formula="of:=([.$B$9]*AVERAGE([.$A28];[.$B$6]))/(2*[.$B28])" office:value-type="float" office:value="24549.191848208" calcext:value-type="float">
            <text:p>24,549</text:p>
          </table:table-cell>
          <table:table-cell table:style-name="ce233" table:formula="of:=([.$B$9]*[.$A28])/(2*[.$B28])" office:value-type="float" office:value="35049.191848208" calcext:value-type="float">
            <text:p>35,049</text:p>
          </table:table-cell>
          <table:table-cell table:style-name="ce329" table:formula="of:=[.$B$2]/[.$D28]" office:value-type="float" office:value="1.22203615440766" calcext:value-type="float">
            <text:p>1.22</text:p>
          </table:table-cell>
          <table:table-cell table:style-name="ce333" table:formula="of:=[.$B$3]/[.$D28]" office:value-type="float" office:value="1.95525784705226" calcext:value-type="float">
            <text:p>1.96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25" calcext:value-type="float">
            <text:p>1.2500</text:p>
          </table:table-cell>
          <table:table-cell table:style-name="ce46" table:formula="of:=([.$A29]-[.$B$6])/2" office:value-type="float" office:value="0.387" calcext:value-type="float">
            <text:p>0.3870</text:p>
          </table:table-cell>
          <table:table-cell table:style-name="ce21" table:formula="of:=([.$B$9]*[.$B$6])/(2*[.$B29])" office:value-type="float" office:value="12914.7286821705" calcext:value-type="float">
            <text:p>12,915</text:p>
          </table:table-cell>
          <table:table-cell table:style-name="ce143" table:formula="of:=([.$B$9]*AVERAGE([.$A29];[.$B$6]))/(2*[.$B29])" office:value-type="float" office:value="23414.7286821705" calcext:value-type="float">
            <text:p>23,415</text:p>
          </table:table-cell>
          <table:table-cell table:style-name="ce233" table:formula="of:=([.$B$9]*[.$A29])/(2*[.$B29])" office:value-type="float" office:value="33914.7286821705" calcext:value-type="float">
            <text:p>33,915</text:p>
          </table:table-cell>
          <table:table-cell table:style-name="ce329" table:formula="of:=[.$B$2]/[.$D29]" office:value-type="float" office:value="1.28124482701539" calcext:value-type="float">
            <text:p>1.28</text:p>
          </table:table-cell>
          <table:table-cell table:style-name="ce333" table:formula="of:=[.$B$3]/[.$D29]" office:value-type="float" office:value="2.04999172322463" calcext:value-type="float">
            <text:p>2.05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3125" calcext:value-type="float">
            <text:p>1.3125</text:p>
          </table:table-cell>
          <table:table-cell table:style-name="ce46" table:formula="of:=([.$A30]-[.$B$6])/2" office:value-type="float" office:value="0.41825" calcext:value-type="float">
            <text:p>0.4183</text:p>
          </table:table-cell>
          <table:table-cell table:style-name="ce21" table:formula="of:=([.$B$9]*[.$B$6])/(2*[.$B30])" office:value-type="float" office:value="11949.7907949791" calcext:value-type="float">
            <text:p>11,950</text:p>
          </table:table-cell>
          <table:table-cell table:style-name="ce143" table:formula="of:=([.$B$9]*AVERAGE([.$A30];[.$B$6]))/(2*[.$B30])" office:value-type="float" office:value="22449.7907949791" calcext:value-type="float">
            <text:p>22,450</text:p>
          </table:table-cell>
          <table:table-cell table:style-name="ce233" table:formula="of:=([.$B$9]*[.$A30])/(2*[.$B30])" office:value-type="float" office:value="32949.7907949791" calcext:value-type="float">
            <text:p>32,950</text:p>
          </table:table-cell>
          <table:table-cell table:style-name="ce329" table:formula="of:=[.$B$2]/[.$D30]" office:value-type="float" office:value="1.33631534805703" calcext:value-type="float">
            <text:p>1.34</text:p>
          </table:table-cell>
          <table:table-cell table:style-name="ce333" table:formula="of:=[.$B$3]/[.$D30]" office:value-type="float" office:value="2.13810455689125" calcext:value-type="float">
            <text:p>2.1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375" calcext:value-type="float">
            <text:p>1.3750</text:p>
          </table:table-cell>
          <table:table-cell table:style-name="ce46" table:formula="of:=([.$A31]-[.$B$6])/2" office:value-type="float" office:value="0.4495" calcext:value-type="float">
            <text:p>0.4495</text:p>
          </table:table-cell>
          <table:table-cell table:style-name="ce21" table:formula="of:=([.$B$9]*[.$B$6])/(2*[.$B31])" office:value-type="float" office:value="11119.021134594" calcext:value-type="float">
            <text:p>11,119</text:p>
          </table:table-cell>
          <table:table-cell table:style-name="ce143" table:formula="of:=([.$B$9]*AVERAGE([.$A31];[.$B$6]))/(2*[.$B31])" office:value-type="float" office:value="21619.021134594" calcext:value-type="float">
            <text:p>21,619</text:p>
          </table:table-cell>
          <table:table-cell table:style-name="ce233" table:formula="of:=([.$B$9]*[.$A31])/(2*[.$B31])" office:value-type="float" office:value="32119.021134594" calcext:value-type="float">
            <text:p>32,119</text:p>
          </table:table-cell>
          <table:table-cell table:style-name="ce329" table:formula="of:=[.$B$2]/[.$D31]" office:value-type="float" office:value="1.38766689820174" calcext:value-type="float">
            <text:p>1.39</text:p>
          </table:table-cell>
          <table:table-cell table:style-name="ce333" table:formula="of:=[.$B$3]/[.$D31]" office:value-type="float" office:value="2.22026703712279" calcext:value-type="float">
            <text:p>2.22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4375" calcext:value-type="float">
            <text:p>1.4375</text:p>
          </table:table-cell>
          <table:table-cell table:style-name="ce46" table:formula="of:=([.$A32]-[.$B$6])/2" office:value-type="float" office:value="0.48075" calcext:value-type="float">
            <text:p>0.4808</text:p>
          </table:table-cell>
          <table:table-cell table:style-name="ce21" table:formula="of:=([.$B$9]*[.$B$6])/(2*[.$B32])" office:value-type="float" office:value="10396.255850234" calcext:value-type="float">
            <text:p>10,396</text:p>
          </table:table-cell>
          <table:table-cell table:style-name="ce143" table:formula="of:=([.$B$9]*AVERAGE([.$A32];[.$B$6]))/(2*[.$B32])" office:value-type="float" office:value="20896.255850234" calcext:value-type="float">
            <text:p>20,896</text:p>
          </table:table-cell>
          <table:table-cell table:style-name="ce233" table:formula="of:=([.$B$9]*[.$A32])/(2*[.$B32])" office:value-type="float" office:value="31396.255850234" calcext:value-type="float">
            <text:p>31,396</text:p>
          </table:table-cell>
          <table:table-cell table:style-name="ce329" table:formula="of:=[.$B$2]/[.$D32]" office:value-type="float" office:value="1.43566389189593" calcext:value-type="float">
            <text:p>1.44</text:p>
          </table:table-cell>
          <table:table-cell table:style-name="ce333" table:formula="of:=[.$B$3]/[.$D32]" office:value-type="float" office:value="2.29706222703348" calcext:value-type="float">
            <text:p>2.30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5" calcext:value-type="float">
            <text:p>1.5000</text:p>
          </table:table-cell>
          <table:table-cell table:style-name="ce46" table:formula="of:=([.$A33]-[.$B$6])/2" office:value-type="float" office:value="0.512" calcext:value-type="float">
            <text:p>0.5120</text:p>
          </table:table-cell>
          <table:table-cell table:style-name="ce21" table:formula="of:=([.$B$9]*[.$B$6])/(2*[.$B33])" office:value-type="float" office:value="9761.71875" calcext:value-type="float">
            <text:p>9,762</text:p>
          </table:table-cell>
          <table:table-cell table:style-name="ce143" table:formula="of:=([.$B$9]*AVERAGE([.$A33];[.$B$6]))/(2*[.$B33])" office:value-type="float" office:value="20261.71875" calcext:value-type="float">
            <text:p>20,262</text:p>
          </table:table-cell>
          <table:table-cell table:style-name="ce233" table:formula="of:=([.$B$9]*[.$A33])/(2*[.$B33])" office:value-type="float" office:value="30761.71875" calcext:value-type="float">
            <text:p>30,762</text:p>
          </table:table-cell>
          <table:table-cell table:style-name="ce329" table:formula="of:=[.$B$2]/[.$D33]" office:value-type="float" office:value="1.48062463851938" calcext:value-type="float">
            <text:p>1.48</text:p>
          </table:table-cell>
          <table:table-cell table:style-name="ce333" table:formula="of:=[.$B$3]/[.$D33]" office:value-type="float" office:value="2.368999421631" calcext:value-type="float">
            <text:p>2.3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5625" calcext:value-type="float">
            <text:p>1.5625</text:p>
          </table:table-cell>
          <table:table-cell table:style-name="ce46" table:formula="of:=([.$A34]-[.$B$6])/2" office:value-type="float" office:value="0.54325" calcext:value-type="float">
            <text:p>0.5433</text:p>
          </table:table-cell>
          <table:table-cell table:style-name="ce21" table:formula="of:=([.$B$9]*[.$B$6])/(2*[.$B34])" office:value-type="float" office:value="9200.18407731247" calcext:value-type="float">
            <text:p>9,200</text:p>
          </table:table-cell>
          <table:table-cell table:style-name="ce143" table:formula="of:=([.$B$9]*AVERAGE([.$A34];[.$B$6]))/(2*[.$B34])" office:value-type="float" office:value="19700.1840773125" calcext:value-type="float">
            <text:p>19,700</text:p>
          </table:table-cell>
          <table:table-cell table:style-name="ce233" table:formula="of:=([.$B$9]*[.$A34])/(2*[.$B34])" office:value-type="float" office:value="30200.1840773125" calcext:value-type="float">
            <text:p>30,200</text:p>
          </table:table-cell>
          <table:table-cell table:style-name="ce329" table:formula="of:=[.$B$2]/[.$D34]" office:value-type="float" office:value="1.52282841024563" calcext:value-type="float">
            <text:p>1.52</text:p>
          </table:table-cell>
          <table:table-cell table:style-name="ce333" table:formula="of:=[.$B$3]/[.$D34]" office:value-type="float" office:value="2.43652545639301" calcext:value-type="float">
            <text:p>2.4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625" calcext:value-type="float">
            <text:p>1.6250</text:p>
          </table:table-cell>
          <table:table-cell table:style-name="ce46" table:formula="of:=([.$A35]-[.$B$6])/2" office:value-type="float" office:value="0.5745" calcext:value-type="float">
            <text:p>0.5745</text:p>
          </table:table-cell>
          <table:table-cell table:style-name="ce21" table:formula="of:=([.$B$9]*[.$B$6])/(2*[.$B35])" office:value-type="float" office:value="8699.73890339426" calcext:value-type="float">
            <text:p>8,700</text:p>
          </table:table-cell>
          <table:table-cell table:style-name="ce143" table:formula="of:=([.$B$9]*AVERAGE([.$A35];[.$B$6]))/(2*[.$B35])" office:value-type="float" office:value="19199.7389033943" calcext:value-type="float">
            <text:p>19,200</text:p>
          </table:table-cell>
          <table:table-cell table:style-name="ce233" table:formula="of:=([.$B$9]*[.$A35])/(2*[.$B35])" office:value-type="float" office:value="29699.7389033943" calcext:value-type="float">
            <text:p>29,700</text:p>
          </table:table-cell>
          <table:table-cell table:style-name="ce329" table:formula="of:=[.$B$2]/[.$D35]" office:value-type="float" office:value="1.56252124838512" calcext:value-type="float">
            <text:p>1.56</text:p>
          </table:table-cell>
          <table:table-cell table:style-name="ce333" table:formula="of:=[.$B$3]/[.$D35]" office:value-type="float" office:value="2.5000339974162" calcext:value-type="float">
            <text:p>2.50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6875" calcext:value-type="float">
            <text:p>1.6875</text:p>
          </table:table-cell>
          <table:table-cell table:style-name="ce46" table:formula="of:=([.$A36]-[.$B$6])/2" office:value-type="float" office:value="0.60575" calcext:value-type="float">
            <text:p>0.6058</text:p>
          </table:table-cell>
          <table:table-cell table:style-name="ce21" table:formula="of:=([.$B$9]*[.$B$6])/(2*[.$B36])" office:value-type="float" office:value="8250.92860090797" calcext:value-type="float">
            <text:p>8,251</text:p>
          </table:table-cell>
          <table:table-cell table:style-name="ce143" table:formula="of:=([.$B$9]*AVERAGE([.$A36];[.$B$6]))/(2*[.$B36])" office:value-type="float" office:value="18750.928600908" calcext:value-type="float">
            <text:p>18,751</text:p>
          </table:table-cell>
          <table:table-cell table:style-name="ce233" table:formula="of:=([.$B$9]*[.$A36])/(2*[.$B36])" office:value-type="float" office:value="29250.928600908" calcext:value-type="float">
            <text:p>29,251</text:p>
          </table:table-cell>
          <table:table-cell table:style-name="ce329" table:formula="of:=[.$B$2]/[.$D36]" office:value-type="float" office:value="1.59992076331341" calcext:value-type="float">
            <text:p>1.60</text:p>
          </table:table-cell>
          <table:table-cell table:style-name="ce333" table:formula="of:=[.$B$3]/[.$D36]" office:value-type="float" office:value="2.55987322130146" calcext:value-type="float">
            <text:p>2.56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75" calcext:value-type="float">
            <text:p>1.7500</text:p>
          </table:table-cell>
          <table:table-cell table:style-name="ce46" table:formula="of:=([.$A37]-[.$B$6])/2" office:value-type="float" office:value="0.637" calcext:value-type="float">
            <text:p>0.6370</text:p>
          </table:table-cell>
          <table:table-cell table:style-name="ce21" table:formula="of:=([.$B$9]*[.$B$6])/(2*[.$B37])" office:value-type="float" office:value="7846.15384615385" calcext:value-type="float">
            <text:p>7,846</text:p>
          </table:table-cell>
          <table:table-cell table:style-name="ce143" table:formula="of:=([.$B$9]*AVERAGE([.$A37];[.$B$6]))/(2*[.$B37])" office:value-type="float" office:value="18346.1538461538" calcext:value-type="float">
            <text:p>18,346</text:p>
          </table:table-cell>
          <table:table-cell table:style-name="ce233" table:formula="of:=([.$B$9]*[.$A37])/(2*[.$B37])" office:value-type="float" office:value="28846.1538461538" calcext:value-type="float">
            <text:p>28,846</text:p>
          </table:table-cell>
          <table:table-cell table:style-name="ce329" table:formula="of:=[.$B$2]/[.$D37]" office:value-type="float" office:value="1.63522012578616" calcext:value-type="float">
            <text:p>1.64</text:p>
          </table:table-cell>
          <table:table-cell table:style-name="ce333" table:formula="of:=[.$B$3]/[.$D37]" office:value-type="float" office:value="2.61635220125786" calcext:value-type="float">
            <text:p>2.62</text:p>
          </table:table-cell>
          <table:table-cell table:number-columns-repeated="2"/>
          <table:table-cell table:style-name="ce64"/>
          <table:table-cell table:style-name="ce65" table:number-columns-repeated="1013"/>
        </table:table-row>
        <table:table-row table:style-name="ro1">
          <table:table-cell table:style-name="ce36" office:value-type="float" office:value="1.8125" calcext:value-type="float">
            <text:p>1.8125</text:p>
          </table:table-cell>
          <table:table-cell table:style-name="ce46" table:formula="of:=([.$A38]-[.$B$6])/2" office:value-type="float" office:value="0.66825" calcext:value-type="float">
            <text:p>0.6683</text:p>
          </table:table-cell>
          <table:table-cell table:style-name="ce21" table:formula="of:=([.$B$9]*[.$B$6])/(2*[.$B38])" office:value-type="float" office:value="7479.23681257015" calcext:value-type="float">
            <text:p>7,479</text:p>
          </table:table-cell>
          <table:table-cell table:style-name="ce143" table:formula="of:=([.$B$9]*AVERAGE([.$A38];[.$B$6]))/(2*[.$B38])" office:value-type="float" office:value="17979.2368125701" calcext:value-type="float">
            <text:p>17,979</text:p>
          </table:table-cell>
          <table:table-cell table:style-name="ce233" table:formula="of:=([.$B$9]*[.$A38])/(2*[.$B38])" office:value-type="float" office:value="28479.2368125701" calcext:value-type="float">
            <text:p>28,479</text:p>
          </table:table-cell>
          <table:table-cell table:style-name="ce329" table:formula="of:=[.$B$2]/[.$D38]" office:value-type="float" office:value="1.6685914042261" calcext:value-type="float">
            <text:p>1.67</text:p>
          </table:table-cell>
          <table:table-cell table:style-name="ce333" table:formula="of:=[.$B$3]/[.$D38]" office:value-type="float" office:value="2.66974624676176" calcext:value-type="float">
            <text:p>2.6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875" calcext:value-type="float">
            <text:p>1.8750</text:p>
          </table:table-cell>
          <table:table-cell table:style-name="ce46" table:formula="of:=([.$A39]-[.$B$6])/2" office:value-type="float" office:value="0.6995" calcext:value-type="float">
            <text:p>0.6995</text:p>
          </table:table-cell>
          <table:table-cell table:style-name="ce21" table:formula="of:=([.$B$9]*[.$B$6])/(2*[.$B39])" office:value-type="float" office:value="7145.10364546104" calcext:value-type="float">
            <text:p>7,145</text:p>
          </table:table-cell>
          <table:table-cell table:style-name="ce143" table:formula="of:=([.$B$9]*AVERAGE([.$A39];[.$B$6]))/(2*[.$B39])" office:value-type="float" office:value="17645.103645461" calcext:value-type="float">
            <text:p>17,645</text:p>
          </table:table-cell>
          <table:table-cell table:style-name="ce233" table:formula="of:=([.$B$9]*[.$A39])/(2*[.$B39])" office:value-type="float" office:value="28145.103645461" calcext:value-type="float">
            <text:p>28,145</text:p>
          </table:table-cell>
          <table:table-cell table:style-name="ce329" table:formula="of:=[.$B$2]/[.$D39]" office:value-type="float" office:value="1.70018836969071" calcext:value-type="float">
            <text:p>1.70</text:p>
          </table:table-cell>
          <table:table-cell table:style-name="ce333" table:formula="of:=[.$B$3]/[.$D39]" office:value-type="float" office:value="2.72030139150513" calcext:value-type="float">
            <text:p>2.72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1.9375" calcext:value-type="float">
            <text:p>1.9375</text:p>
          </table:table-cell>
          <table:table-cell table:style-name="ce46" table:formula="of:=([.$A40]-[.$B$6])/2" office:value-type="float" office:value="0.73075" calcext:value-type="float">
            <text:p>0.7308</text:p>
          </table:table-cell>
          <table:table-cell table:style-name="ce21" table:formula="of:=([.$B$9]*[.$B$6])/(2*[.$B40])" office:value-type="float" office:value="6839.54840916866" calcext:value-type="float">
            <text:p>6,840</text:p>
          </table:table-cell>
          <table:table-cell table:style-name="ce143" table:formula="of:=([.$B$9]*AVERAGE([.$A40];[.$B$6]))/(2*[.$B40])" office:value-type="float" office:value="17339.5484091687" calcext:value-type="float">
            <text:p>17,340</text:p>
          </table:table-cell>
          <table:table-cell table:style-name="ce233" table:formula="of:=([.$B$9]*[.$A40])/(2*[.$B40])" office:value-type="float" office:value="27839.5484091687" calcext:value-type="float">
            <text:p>27,840</text:p>
          </table:table-cell>
          <table:table-cell table:style-name="ce329" table:formula="of:=[.$B$2]/[.$D40]" office:value-type="float" office:value="1.73014886501524" calcext:value-type="float">
            <text:p>1.73</text:p>
          </table:table-cell>
          <table:table-cell table:style-name="ce333" table:formula="of:=[.$B$3]/[.$D40]" office:value-type="float" office:value="2.76823818402439" calcext:value-type="float">
            <text:p>2.7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" calcext:value-type="float">
            <text:p>2.0000</text:p>
          </table:table-cell>
          <table:table-cell table:style-name="ce46" table:formula="of:=([.$A41]-[.$B$6])/2" office:value-type="float" office:value="0.762" calcext:value-type="float">
            <text:p>0.7620</text:p>
          </table:table-cell>
          <table:table-cell table:style-name="ce21" table:formula="of:=([.$B$9]*[.$B$6])/(2*[.$B41])" office:value-type="float" office:value="6559.05511811024" calcext:value-type="float">
            <text:p>6,559</text:p>
          </table:table-cell>
          <table:table-cell table:style-name="ce143" table:formula="of:=([.$B$9]*AVERAGE([.$A41];[.$B$6]))/(2*[.$B41])" office:value-type="float" office:value="17059.0551181102" calcext:value-type="float">
            <text:p>17,059</text:p>
          </table:table-cell>
          <table:table-cell table:style-name="ce233" table:formula="of:=([.$B$9]*[.$A41])/(2*[.$B41])" office:value-type="float" office:value="27559.0551181102" calcext:value-type="float">
            <text:p>27,559</text:p>
          </table:table-cell>
          <table:table-cell table:style-name="ce329" table:formula="of:=[.$B$2]/[.$D41]" office:value-type="float" office:value="1.75859681513963" calcext:value-type="float">
            <text:p>1.76</text:p>
          </table:table-cell>
          <table:table-cell table:style-name="ce333" table:formula="of:=[.$B$3]/[.$D41]" office:value-type="float" office:value="2.8137549042234" calcext:value-type="float">
            <text:p>2.81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0625" calcext:value-type="float">
            <text:p>2.0625</text:p>
          </table:table-cell>
          <table:table-cell table:style-name="ce46" table:formula="of:=([.$A42]-[.$B$6])/2" office:value-type="float" office:value="0.79325" calcext:value-type="float">
            <text:p>0.7933</text:p>
          </table:table-cell>
          <table:table-cell table:style-name="ce21" table:formula="of:=([.$B$9]*[.$B$6])/(2*[.$B42])" office:value-type="float" office:value="6300.66183422628" calcext:value-type="float">
            <text:p>6,301</text:p>
          </table:table-cell>
          <table:table-cell table:style-name="ce143" table:formula="of:=([.$B$9]*AVERAGE([.$A42];[.$B$6]))/(2*[.$B42])" office:value-type="float" office:value="16800.6618342263" calcext:value-type="float">
            <text:p>16,801</text:p>
          </table:table-cell>
          <table:table-cell table:style-name="ce233" table:formula="of:=([.$B$9]*[.$A42])/(2*[.$B42])" office:value-type="float" office:value="27300.6618342263" calcext:value-type="float">
            <text:p>27,301</text:p>
          </table:table-cell>
          <table:table-cell table:style-name="ce329" table:formula="of:=[.$B$2]/[.$D42]" office:value-type="float" office:value="1.78564394045978" calcext:value-type="float">
            <text:p>1.79</text:p>
          </table:table-cell>
          <table:table-cell table:style-name="ce333" table:formula="of:=[.$B$3]/[.$D42]" office:value-type="float" office:value="2.85703030473564" calcext:value-type="float">
            <text:p>2.86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125" calcext:value-type="float">
            <text:p>2.1250</text:p>
          </table:table-cell>
          <table:table-cell table:style-name="ce46" table:formula="of:=([.$A43]-[.$B$6])/2" office:value-type="float" office:value="0.8245" calcext:value-type="float">
            <text:p>0.8245</text:p>
          </table:table-cell>
          <table:table-cell table:style-name="ce21" table:formula="of:=([.$B$9]*[.$B$6])/(2*[.$B43])" office:value-type="float" office:value="6061.85567010309" calcext:value-type="float">
            <text:p>6,062</text:p>
          </table:table-cell>
          <table:table-cell table:style-name="ce143" table:formula="of:=([.$B$9]*AVERAGE([.$A43];[.$B$6]))/(2*[.$B43])" office:value-type="float" office:value="16561.8556701031" calcext:value-type="float">
            <text:p>16,562</text:p>
          </table:table-cell>
          <table:table-cell table:style-name="ce233" table:formula="of:=([.$B$9]*[.$A43])/(2*[.$B43])" office:value-type="float" office:value="27061.8556701031" calcext:value-type="float">
            <text:p>27,062</text:p>
          </table:table-cell>
          <table:table-cell table:style-name="ce329" table:formula="of:=[.$B$2]/[.$D43]" office:value-type="float" office:value="1.81139122315593" calcext:value-type="float">
            <text:p>1.81</text:p>
          </table:table-cell>
          <table:table-cell table:style-name="ce333" table:formula="of:=[.$B$3]/[.$D43]" office:value-type="float" office:value="2.89822595704949" calcext:value-type="float">
            <text:p>2.90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1875" calcext:value-type="float">
            <text:p>2.1875</text:p>
          </table:table-cell>
          <table:table-cell table:style-name="ce46" table:formula="of:=([.$A44]-[.$B$6])/2" office:value-type="float" office:value="0.85575" calcext:value-type="float">
            <text:p>0.8558</text:p>
          </table:table-cell>
          <table:table-cell table:style-name="ce21" table:formula="of:=([.$B$9]*[.$B$6])/(2*[.$B44])" office:value-type="float" office:value="5840.49079754601" calcext:value-type="float">
            <text:p>5,840</text:p>
          </table:table-cell>
          <table:table-cell table:style-name="ce143" table:formula="of:=([.$B$9]*AVERAGE([.$A44];[.$B$6]))/(2*[.$B44])" office:value-type="float" office:value="16340.490797546" calcext:value-type="float">
            <text:p>16,340</text:p>
          </table:table-cell>
          <table:table-cell table:style-name="ce233" table:formula="of:=([.$B$9]*[.$A44])/(2*[.$B44])" office:value-type="float" office:value="26840.490797546" calcext:value-type="float">
            <text:p>26,840</text:p>
          </table:table-cell>
          <table:table-cell table:style-name="ce329" table:formula="of:=[.$B$2]/[.$D44]" office:value-type="float" office:value="1.8359301670734" calcext:value-type="float">
            <text:p>1.84</text:p>
          </table:table-cell>
          <table:table-cell table:style-name="ce333" table:formula="of:=[.$B$3]/[.$D44]" office:value-type="float" office:value="2.93748826731744" calcext:value-type="float">
            <text:p>2.9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25" calcext:value-type="float">
            <text:p>2.2500</text:p>
          </table:table-cell>
          <table:table-cell table:style-name="ce46" table:formula="of:=([.$A45]-[.$B$6])/2" office:value-type="float" office:value="0.887" calcext:value-type="float">
            <text:p>0.8870</text:p>
          </table:table-cell>
          <table:table-cell table:style-name="ce21" table:formula="of:=([.$B$9]*[.$B$6])/(2*[.$B45])" office:value-type="float" office:value="5634.72378804961" calcext:value-type="float">
            <text:p>5,635</text:p>
          </table:table-cell>
          <table:table-cell table:style-name="ce143" table:formula="of:=([.$B$9]*AVERAGE([.$A45];[.$B$6]))/(2*[.$B45])" office:value-type="float" office:value="16134.7237880496" calcext:value-type="float">
            <text:p>16,135</text:p>
          </table:table-cell>
          <table:table-cell table:style-name="ce233" table:formula="of:=([.$B$9]*[.$A45])/(2*[.$B45])" office:value-type="float" office:value="26634.7237880496" calcext:value-type="float">
            <text:p>26,635</text:p>
          </table:table-cell>
          <table:table-cell table:style-name="ce329" table:formula="of:=[.$B$2]/[.$D45]" office:value-type="float" office:value="1.85934388428886" calcext:value-type="float">
            <text:p>1.86</text:p>
          </table:table-cell>
          <table:table-cell table:style-name="ce333" table:formula="of:=[.$B$3]/[.$D45]" office:value-type="float" office:value="2.97495021486217" calcext:value-type="float">
            <text:p>2.9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3125" calcext:value-type="float">
            <text:p>2.3125</text:p>
          </table:table-cell>
          <table:table-cell table:style-name="ce46" table:formula="of:=([.$A46]-[.$B$6])/2" office:value-type="float" office:value="0.91825" calcext:value-type="float">
            <text:p>0.9183</text:p>
          </table:table-cell>
          <table:table-cell table:style-name="ce21" table:formula="of:=([.$B$9]*[.$B$6])/(2*[.$B46])" office:value-type="float" office:value="5442.96215627552" calcext:value-type="float">
            <text:p>5,443</text:p>
          </table:table-cell>
          <table:table-cell table:style-name="ce143" table:formula="of:=([.$B$9]*AVERAGE([.$A46];[.$B$6]))/(2*[.$B46])" office:value-type="float" office:value="15942.9621562755" calcext:value-type="float">
            <text:p>15,943</text:p>
          </table:table-cell>
          <table:table-cell table:style-name="ce233" table:formula="of:=([.$B$9]*[.$A46])/(2*[.$B46])" office:value-type="float" office:value="26442.9621562755" calcext:value-type="float">
            <text:p>26,443</text:p>
          </table:table-cell>
          <table:table-cell table:style-name="ce329" table:formula="of:=[.$B$2]/[.$D46]" office:value-type="float" office:value="1.88170803555419" calcext:value-type="float">
            <text:p>1.88</text:p>
          </table:table-cell>
          <table:table-cell table:style-name="ce333" table:formula="of:=[.$B$3]/[.$D46]" office:value-type="float" office:value="3.0107328568867" calcext:value-type="float">
            <text:p>3.01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375" calcext:value-type="float">
            <text:p>2.3750</text:p>
          </table:table-cell>
          <table:table-cell table:style-name="ce46" table:formula="of:=([.$A47]-[.$B$6])/2" office:value-type="float" office:value="0.9495" calcext:value-type="float">
            <text:p>0.9495</text:p>
          </table:table-cell>
          <table:table-cell table:style-name="ce21" table:formula="of:=([.$B$9]*[.$B$6])/(2*[.$B47])" office:value-type="float" office:value="5263.82306477093" calcext:value-type="float">
            <text:p>5,264</text:p>
          </table:table-cell>
          <table:table-cell table:style-name="ce143" table:formula="of:=([.$B$9]*AVERAGE([.$A47];[.$B$6]))/(2*[.$B47])" office:value-type="float" office:value="15763.8230647709" calcext:value-type="float">
            <text:p>15,764</text:p>
          </table:table-cell>
          <table:table-cell table:style-name="ce233" table:formula="of:=([.$B$9]*[.$A47])/(2*[.$B47])" office:value-type="float" office:value="26263.8230647709" calcext:value-type="float">
            <text:p>26,264</text:p>
          </table:table-cell>
          <table:table-cell table:style-name="ce329" table:formula="of:=[.$B$2]/[.$D47]" office:value-type="float" office:value="1.90309164704114" calcext:value-type="float">
            <text:p>1.90</text:p>
          </table:table-cell>
          <table:table-cell table:style-name="ce333" table:formula="of:=[.$B$3]/[.$D47]" office:value-type="float" office:value="3.04494663526582" calcext:value-type="float">
            <text:p>3.0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4375" calcext:value-type="float">
            <text:p>2.4375</text:p>
          </table:table-cell>
          <table:table-cell table:style-name="ce46" table:formula="of:=([.$A48]-[.$B$6])/2" office:value-type="float" office:value="0.98075" calcext:value-type="float">
            <text:p>0.9808</text:p>
          </table:table-cell>
          <table:table-cell table:style-name="ce21" table:formula="of:=([.$B$9]*[.$B$6])/(2*[.$B48])" office:value-type="float" office:value="5096.09992352791" calcext:value-type="float">
            <text:p>5,096</text:p>
          </table:table-cell>
          <table:table-cell table:style-name="ce143" table:formula="of:=([.$B$9]*AVERAGE([.$A48];[.$B$6]))/(2*[.$B48])" office:value-type="float" office:value="15596.0999235279" calcext:value-type="float">
            <text:p>15,596</text:p>
          </table:table-cell>
          <table:table-cell table:style-name="ce233" table:formula="of:=([.$B$9]*[.$A48])/(2*[.$B48])" office:value-type="float" office:value="26096.0999235279" calcext:value-type="float">
            <text:p>26,096</text:p>
          </table:table-cell>
          <table:table-cell table:style-name="ce329" table:formula="of:=[.$B$2]/[.$D48]" office:value-type="float" office:value="1.9235578219618" calcext:value-type="float">
            <text:p>1.92</text:p>
          </table:table-cell>
          <table:table-cell table:style-name="ce333" table:formula="of:=[.$B$3]/[.$D48]" office:value-type="float" office:value="3.07769251513889" calcext:value-type="float">
            <text:p>3.08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5" calcext:value-type="float">
            <text:p>2.5000</text:p>
          </table:table-cell>
          <table:table-cell table:style-name="ce46" table:formula="of:=([.$A49]-[.$B$6])/2" office:value-type="float" office:value="1.012" calcext:value-type="float">
            <text:p>1.0120</text:p>
          </table:table-cell>
          <table:table-cell table:style-name="ce21" table:formula="of:=([.$B$9]*[.$B$6])/(2*[.$B49])" office:value-type="float" office:value="4938.73517786561" calcext:value-type="float">
            <text:p>4,939</text:p>
          </table:table-cell>
          <table:table-cell table:style-name="ce143" table:formula="of:=([.$B$9]*AVERAGE([.$A49];[.$B$6]))/(2*[.$B49])" office:value-type="float" office:value="15438.7351778656" calcext:value-type="float">
            <text:p>15,439</text:p>
          </table:table-cell>
          <table:table-cell table:style-name="ce233" table:formula="of:=([.$B$9]*[.$A49])/(2*[.$B49])" office:value-type="float" office:value="25938.7351778656" calcext:value-type="float">
            <text:p>25,939</text:p>
          </table:table-cell>
          <table:table-cell table:style-name="ce329" table:formula="of:=[.$B$2]/[.$D49]" office:value-type="float" office:value="1.9431643625192" calcext:value-type="float">
            <text:p>1.94</text:p>
          </table:table-cell>
          <table:table-cell table:style-name="ce333" table:formula="of:=[.$B$3]/[.$D49]" office:value-type="float" office:value="3.10906298003072" calcext:value-type="float">
            <text:p>3.11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5625" calcext:value-type="float">
            <text:p>2.5625</text:p>
          </table:table-cell>
          <table:table-cell table:style-name="ce46" table:formula="of:=([.$A50]-[.$B$6])/2" office:value-type="float" office:value="1.04325" calcext:value-type="float">
            <text:p>1.0433</text:p>
          </table:table-cell>
          <table:table-cell table:style-name="ce21" table:formula="of:=([.$B$9]*[.$B$6])/(2*[.$B50])" office:value-type="float" office:value="4790.79798705967" calcext:value-type="float">
            <text:p>4,791</text:p>
          </table:table-cell>
          <table:table-cell table:style-name="ce143" table:formula="of:=([.$B$9]*AVERAGE([.$A50];[.$B$6]))/(2*[.$B50])" office:value-type="float" office:value="15290.7979870597" calcext:value-type="float">
            <text:p>15,291</text:p>
          </table:table-cell>
          <table:table-cell table:style-name="ce233" table:formula="of:=([.$B$9]*[.$A50])/(2*[.$B50])" office:value-type="float" office:value="25790.7979870597" calcext:value-type="float">
            <text:p>25,791</text:p>
          </table:table-cell>
          <table:table-cell table:style-name="ce329" table:formula="of:=[.$B$2]/[.$D50]" office:value-type="float" office:value="1.96196431509909" calcext:value-type="float">
            <text:p>1.96</text:p>
          </table:table-cell>
          <table:table-cell table:style-name="ce333" table:formula="of:=[.$B$3]/[.$D50]" office:value-type="float" office:value="3.13914290415854" calcext:value-type="float">
            <text:p>3.1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625" calcext:value-type="float">
            <text:p>2.6250</text:p>
          </table:table-cell>
          <table:table-cell table:style-name="ce46" table:formula="of:=([.$A51]-[.$B$6])/2" office:value-type="float" office:value="1.0745" calcext:value-type="float">
            <text:p>1.0745</text:p>
          </table:table-cell>
          <table:table-cell table:style-name="ce21" table:formula="of:=([.$B$9]*[.$B$6])/(2*[.$B51])" office:value-type="float" office:value="4651.4657980456" calcext:value-type="float">
            <text:p>4,651</text:p>
          </table:table-cell>
          <table:table-cell table:style-name="ce143" table:formula="of:=([.$B$9]*AVERAGE([.$A51];[.$B$6]))/(2*[.$B51])" office:value-type="float" office:value="15151.4657980456" calcext:value-type="float">
            <text:p>15,151</text:p>
          </table:table-cell>
          <table:table-cell table:style-name="ce233" table:formula="of:=([.$B$9]*[.$A51])/(2*[.$B51])" office:value-type="float" office:value="25651.4657980456" calcext:value-type="float">
            <text:p>25,651</text:p>
          </table:table-cell>
          <table:table-cell table:style-name="ce329" table:formula="of:=[.$B$2]/[.$D51]" office:value-type="float" office:value="1.98000644953241" calcext:value-type="float">
            <text:p>1.98</text:p>
          </table:table-cell>
          <table:table-cell table:style-name="ce333" table:formula="of:=[.$B$3]/[.$D51]" office:value-type="float" office:value="3.16801031925185" calcext:value-type="float">
            <text:p>3.1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6875" calcext:value-type="float">
            <text:p>2.6875</text:p>
          </table:table-cell>
          <table:table-cell table:style-name="ce46" table:formula="of:=([.$A52]-[.$B$6])/2" office:value-type="float" office:value="1.10575" calcext:value-type="float">
            <text:p>1.1058</text:p>
          </table:table-cell>
          <table:table-cell table:style-name="ce21" table:formula="of:=([.$B$9]*[.$B$6])/(2*[.$B52])" office:value-type="float" office:value="4520.00904363554" calcext:value-type="float">
            <text:p>4,520</text:p>
          </table:table-cell>
          <table:table-cell table:style-name="ce143" table:formula="of:=([.$B$9]*AVERAGE([.$A52];[.$B$6]))/(2*[.$B52])" office:value-type="float" office:value="15020.0090436355" calcext:value-type="float">
            <text:p>15,020</text:p>
          </table:table-cell>
          <table:table-cell table:style-name="ce233" table:formula="of:=([.$B$9]*[.$A52])/(2*[.$B52])" office:value-type="float" office:value="25520.0090436355" calcext:value-type="float">
            <text:p>25,520</text:p>
          </table:table-cell>
          <table:table-cell table:style-name="ce329" table:formula="of:=[.$B$2]/[.$D52]" office:value-type="float" office:value="1.99733568154621" calcext:value-type="float">
            <text:p>2.00</text:p>
          </table:table-cell>
          <table:table-cell table:style-name="ce333" table:formula="of:=[.$B$3]/[.$D52]" office:value-type="float" office:value="3.19573709047393" calcext:value-type="float">
            <text:p>3.20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75" calcext:value-type="float">
            <text:p>2.7500</text:p>
          </table:table-cell>
          <table:table-cell table:style-name="ce46" table:formula="of:=([.$A53]-[.$B$6])/2" office:value-type="float" office:value="1.137" calcext:value-type="float">
            <text:p>1.1370</text:p>
          </table:table-cell>
          <table:table-cell table:style-name="ce21" table:formula="of:=([.$B$9]*[.$B$6])/(2*[.$B53])" office:value-type="float" office:value="4395.77836411609" calcext:value-type="float">
            <text:p>4,396</text:p>
          </table:table-cell>
          <table:table-cell table:style-name="ce143" table:formula="of:=([.$B$9]*AVERAGE([.$A53];[.$B$6]))/(2*[.$B53])" office:value-type="float" office:value="14895.7783641161" calcext:value-type="float">
            <text:p>14,896</text:p>
          </table:table-cell>
          <table:table-cell table:style-name="ce233" table:formula="of:=([.$B$9]*[.$A53])/(2*[.$B53])" office:value-type="float" office:value="25395.7783641161" calcext:value-type="float">
            <text:p>25,396</text:p>
          </table:table-cell>
          <table:table-cell table:style-name="ce329" table:formula="of:=[.$B$2]/[.$D53]" office:value-type="float" office:value="2.01399344610752" calcext:value-type="float">
            <text:p>2.01</text:p>
          </table:table-cell>
          <table:table-cell table:style-name="ce333" table:formula="of:=[.$B$3]/[.$D53]" office:value-type="float" office:value="3.22238951377203" calcext:value-type="float">
            <text:p>3.22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8125" calcext:value-type="float">
            <text:p>2.8125</text:p>
          </table:table-cell>
          <table:table-cell table:style-name="ce46" table:formula="of:=([.$A54]-[.$B$6])/2" office:value-type="float" office:value="1.16825" calcext:value-type="float">
            <text:p>1.1683</text:p>
          </table:table-cell>
          <table:table-cell table:style-name="ce21" table:formula="of:=([.$B$9]*[.$B$6])/(2*[.$B54])" office:value-type="float" office:value="4278.19387973465" calcext:value-type="float">
            <text:p>4,278</text:p>
          </table:table-cell>
          <table:table-cell table:style-name="ce143" table:formula="of:=([.$B$9]*AVERAGE([.$A54];[.$B$6]))/(2*[.$B54])" office:value-type="float" office:value="14778.1938797346" calcext:value-type="float">
            <text:p>14,778</text:p>
          </table:table-cell>
          <table:table-cell table:style-name="ce233" table:formula="of:=([.$B$9]*[.$A54])/(2*[.$B54])" office:value-type="float" office:value="25278.1938797346" calcext:value-type="float">
            <text:p>25,278</text:p>
          </table:table-cell>
          <table:table-cell table:style-name="ce329" table:formula="of:=[.$B$2]/[.$D54]" office:value-type="float" office:value="2.03001802819349" calcext:value-type="float">
            <text:p>2.03</text:p>
          </table:table-cell>
          <table:table-cell table:style-name="ce333" table:formula="of:=[.$B$3]/[.$D54]" office:value-type="float" office:value="3.24802884510958" calcext:value-type="float">
            <text:p>3.25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875" calcext:value-type="float">
            <text:p>2.8750</text:p>
          </table:table-cell>
          <table:table-cell table:style-name="ce46" table:formula="of:=([.$A55]-[.$B$6])/2" office:value-type="float" office:value="1.1995" calcext:value-type="float">
            <text:p>1.1995</text:p>
          </table:table-cell>
          <table:table-cell table:style-name="ce21" table:formula="of:=([.$B$9]*[.$B$6])/(2*[.$B55])" office:value-type="float" office:value="4166.73614005836" calcext:value-type="float">
            <text:p>4,167</text:p>
          </table:table-cell>
          <table:table-cell table:style-name="ce143" table:formula="of:=([.$B$9]*AVERAGE([.$A55];[.$B$6]))/(2*[.$B55])" office:value-type="float" office:value="14666.7361400584" calcext:value-type="float">
            <text:p>14,667</text:p>
          </table:table-cell>
          <table:table-cell table:style-name="ce233" table:formula="of:=([.$B$9]*[.$A55])/(2*[.$B55])" office:value-type="float" office:value="25166.7361400584" calcext:value-type="float">
            <text:p>25,167</text:p>
          </table:table-cell>
          <table:table-cell table:style-name="ce329" table:formula="of:=[.$B$2]/[.$D55]" office:value-type="float" office:value="2.04544485654602" calcext:value-type="float">
            <text:p>2.05</text:p>
          </table:table-cell>
          <table:table-cell table:style-name="ce333" table:formula="of:=[.$B$3]/[.$D55]" office:value-type="float" office:value="3.27271177047363" calcext:value-type="float">
            <text:p>3.2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2.9375" calcext:value-type="float">
            <text:p>2.9375</text:p>
          </table:table-cell>
          <table:table-cell table:style-name="ce46" table:formula="of:=([.$A56]-[.$B$6])/2" office:value-type="float" office:value="1.23075" calcext:value-type="float">
            <text:p>1.2308</text:p>
          </table:table-cell>
          <table:table-cell table:style-name="ce21" table:formula="of:=([.$B$9]*[.$B$6])/(2*[.$B56])" office:value-type="float" office:value="4060.93845216332" calcext:value-type="float">
            <text:p>4,061</text:p>
          </table:table-cell>
          <table:table-cell table:style-name="ce143" table:formula="of:=([.$B$9]*AVERAGE([.$A56];[.$B$6]))/(2*[.$B56])" office:value-type="float" office:value="14560.9384521633" calcext:value-type="float">
            <text:p>14,561</text:p>
          </table:table-cell>
          <table:table-cell table:style-name="ce233" table:formula="of:=([.$B$9]*[.$A56])/(2*[.$B56])" office:value-type="float" office:value="25060.9384521633" calcext:value-type="float">
            <text:p>25,061</text:p>
          </table:table-cell>
          <table:table-cell table:style-name="ce329" table:formula="of:=[.$B$2]/[.$D56]" office:value-type="float" office:value="2.06030676515516" calcext:value-type="float">
            <text:p>2.06</text:p>
          </table:table-cell>
          <table:table-cell table:style-name="ce333" table:formula="of:=[.$B$3]/[.$D56]" office:value-type="float" office:value="3.29649082424826" calcext:value-type="float">
            <text:p>3.30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" calcext:value-type="float">
            <text:p>3.0000</text:p>
          </table:table-cell>
          <table:table-cell table:style-name="ce46" table:formula="of:=([.$A57]-[.$B$6])/2" office:value-type="float" office:value="1.262" calcext:value-type="float">
            <text:p>1.2620</text:p>
          </table:table-cell>
          <table:table-cell table:style-name="ce21" table:formula="of:=([.$B$9]*[.$B$6])/(2*[.$B57])" office:value-type="float" office:value="3960.38034865293" calcext:value-type="float">
            <text:p>3,960</text:p>
          </table:table-cell>
          <table:table-cell table:style-name="ce143" table:formula="of:=([.$B$9]*AVERAGE([.$A57];[.$B$6]))/(2*[.$B57])" office:value-type="float" office:value="14460.3803486529" calcext:value-type="float">
            <text:p>14,460</text:p>
          </table:table-cell>
          <table:table-cell table:style-name="ce233" table:formula="of:=([.$B$9]*[.$A57])/(2*[.$B57])" office:value-type="float" office:value="24960.3803486529" calcext:value-type="float">
            <text:p>24,960</text:p>
          </table:table-cell>
          <table:table-cell table:style-name="ce329" table:formula="of:=[.$B$2]/[.$D57]" office:value-type="float" office:value="2.07463422653296" calcext:value-type="float">
            <text:p>2.07</text:p>
          </table:table-cell>
          <table:table-cell table:style-name="ce333" table:formula="of:=[.$B$3]/[.$D57]" office:value-type="float" office:value="3.31941476245274" calcext:value-type="float">
            <text:p>3.32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0625" calcext:value-type="float">
            <text:p>3.0625</text:p>
          </table:table-cell>
          <table:table-cell table:style-name="ce46" table:formula="of:=([.$A58]-[.$B$6])/2" office:value-type="float" office:value="1.29325" calcext:value-type="float">
            <text:p>1.2933</text:p>
          </table:table-cell>
          <table:table-cell table:style-name="ce21" table:formula="of:=([.$B$9]*[.$B$6])/(2*[.$B58])" office:value-type="float" office:value="3864.68200270636" calcext:value-type="float">
            <text:p>3,865</text:p>
          </table:table-cell>
          <table:table-cell table:style-name="ce143" table:formula="of:=([.$B$9]*AVERAGE([.$A58];[.$B$6]))/(2*[.$B58])" office:value-type="float" office:value="14364.6820027064" calcext:value-type="float">
            <text:p>14,365</text:p>
          </table:table-cell>
          <table:table-cell table:style-name="ce233" table:formula="of:=([.$B$9]*[.$A58])/(2*[.$B58])" office:value-type="float" office:value="24864.6820027064" calcext:value-type="float">
            <text:p>24,865</text:p>
          </table:table-cell>
          <table:table-cell table:style-name="ce329" table:formula="of:=[.$B$2]/[.$D58]" office:value-type="float" office:value="2.08845556026565" calcext:value-type="float">
            <text:p>2.09</text:p>
          </table:table-cell>
          <table:table-cell table:style-name="ce333" table:formula="of:=[.$B$3]/[.$D58]" office:value-type="float" office:value="3.34152889642504" calcext:value-type="float">
            <text:p>3.3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125" calcext:value-type="float">
            <text:p>3.1250</text:p>
          </table:table-cell>
          <table:table-cell table:style-name="ce46" table:formula="of:=([.$A59]-[.$B$6])/2" office:value-type="float" office:value="1.3245" calcext:value-type="float">
            <text:p>1.3245</text:p>
          </table:table-cell>
          <table:table-cell table:style-name="ce21" table:formula="of:=([.$B$9]*[.$B$6])/(2*[.$B59])" office:value-type="float" office:value="3773.49943374858" calcext:value-type="float">
            <text:p>3,773</text:p>
          </table:table-cell>
          <table:table-cell table:style-name="ce143" table:formula="of:=([.$B$9]*AVERAGE([.$A59];[.$B$6]))/(2*[.$B59])" office:value-type="float" office:value="14273.4994337486" calcext:value-type="float">
            <text:p>14,273</text:p>
          </table:table-cell>
          <table:table-cell table:style-name="ce233" table:formula="of:=([.$B$9]*[.$A59])/(2*[.$B59])" office:value-type="float" office:value="24773.4994337486" calcext:value-type="float">
            <text:p>24,773</text:p>
          </table:table-cell>
          <table:table-cell table:style-name="ce329" table:formula="of:=[.$B$2]/[.$D59]" office:value-type="float" office:value="2.10179711984766" calcext:value-type="float">
            <text:p>2.10</text:p>
          </table:table-cell>
          <table:table-cell table:style-name="ce333" table:formula="of:=[.$B$3]/[.$D59]" office:value-type="float" office:value="3.36287539175626" calcext:value-type="float">
            <text:p>3.36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1875" calcext:value-type="float">
            <text:p>3.1875</text:p>
          </table:table-cell>
          <table:table-cell table:style-name="ce46" table:formula="of:=([.$A60]-[.$B$6])/2" office:value-type="float" office:value="1.35575" calcext:value-type="float">
            <text:p>1.3558</text:p>
          </table:table-cell>
          <table:table-cell table:style-name="ce21" table:formula="of:=([.$B$9]*[.$B$6])/(2*[.$B60])" office:value-type="float" office:value="3686.52037617555" calcext:value-type="float">
            <text:p>3,687</text:p>
          </table:table-cell>
          <table:table-cell table:style-name="ce143" table:formula="of:=([.$B$9]*AVERAGE([.$A60];[.$B$6]))/(2*[.$B60])" office:value-type="float" office:value="14186.5203761755" calcext:value-type="float">
            <text:p>14,187</text:p>
          </table:table-cell>
          <table:table-cell table:style-name="ce233" table:formula="of:=([.$B$9]*[.$A60])/(2*[.$B60])" office:value-type="float" office:value="24686.5203761755" calcext:value-type="float">
            <text:p>24,687</text:p>
          </table:table-cell>
          <table:table-cell table:style-name="ce329" table:formula="of:=[.$B$2]/[.$D60]" office:value-type="float" office:value="2.11468346039112" calcext:value-type="float">
            <text:p>2.11</text:p>
          </table:table-cell>
          <table:table-cell table:style-name="ce333" table:formula="of:=[.$B$3]/[.$D60]" office:value-type="float" office:value="3.38349353662579" calcext:value-type="float">
            <text:p>3.38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25" calcext:value-type="float">
            <text:p>3.2500</text:p>
          </table:table-cell>
          <table:table-cell table:style-name="ce46" table:formula="of:=([.$A61]-[.$B$6])/2" office:value-type="float" office:value="1.387" calcext:value-type="float">
            <text:p>1.3870</text:p>
          </table:table-cell>
          <table:table-cell table:style-name="ce21" table:formula="of:=([.$B$9]*[.$B$6])/(2*[.$B61])" office:value-type="float" office:value="3603.46070656092" calcext:value-type="float">
            <text:p>3,603</text:p>
          </table:table-cell>
          <table:table-cell table:style-name="ce143" table:formula="of:=([.$B$9]*AVERAGE([.$A61];[.$B$6]))/(2*[.$B61])" office:value-type="float" office:value="14103.4607065609" calcext:value-type="float">
            <text:p>14,103</text:p>
          </table:table-cell>
          <table:table-cell table:style-name="ce233" table:formula="of:=([.$B$9]*[.$A61])/(2*[.$B61])" office:value-type="float" office:value="24603.4607065609" calcext:value-type="float">
            <text:p>24,603</text:p>
          </table:table-cell>
          <table:table-cell table:style-name="ce329" table:formula="of:=[.$B$2]/[.$D61]" office:value-type="float" office:value="2.12713748945633" calcext:value-type="float">
            <text:p>2.13</text:p>
          </table:table-cell>
          <table:table-cell table:style-name="ce333" table:formula="of:=[.$B$3]/[.$D61]" office:value-type="float" office:value="3.40341998313013" calcext:value-type="float">
            <text:p>3.40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3125" calcext:value-type="float">
            <text:p>3.3125</text:p>
          </table:table-cell>
          <table:table-cell table:style-name="ce46" table:formula="of:=([.$A62]-[.$B$6])/2" office:value-type="float" office:value="1.41825" calcext:value-type="float">
            <text:p>1.4183</text:p>
          </table:table-cell>
          <table:table-cell table:style-name="ce21" table:formula="of:=([.$B$9]*[.$B$6])/(2*[.$B62])" office:value-type="float" office:value="3524.06134320465" calcext:value-type="float">
            <text:p>3,524</text:p>
          </table:table-cell>
          <table:table-cell table:style-name="ce143" table:formula="of:=([.$B$9]*AVERAGE([.$A62];[.$B$6]))/(2*[.$B62])" office:value-type="float" office:value="14024.0613432047" calcext:value-type="float">
            <text:p>14,024</text:p>
          </table:table-cell>
          <table:table-cell table:style-name="ce233" table:formula="of:=([.$B$9]*[.$A62])/(2*[.$B62])" office:value-type="float" office:value="24524.0613432047" calcext:value-type="float">
            <text:p>24,524</text:p>
          </table:table-cell>
          <table:table-cell table:style-name="ce329" table:formula="of:=[.$B$2]/[.$D62]" office:value-type="float" office:value="2.13918060295254" calcext:value-type="float">
            <text:p>2.14</text:p>
          </table:table-cell>
          <table:table-cell table:style-name="ce333" table:formula="of:=[.$B$3]/[.$D62]" office:value-type="float" office:value="3.42268896472407" calcext:value-type="float">
            <text:p>3.42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375" calcext:value-type="float">
            <text:p>3.3750</text:p>
          </table:table-cell>
          <table:table-cell table:style-name="ce46" table:formula="of:=([.$A63]-[.$B$6])/2" office:value-type="float" office:value="1.4495" calcext:value-type="float">
            <text:p>1.4495</text:p>
          </table:table-cell>
          <table:table-cell table:style-name="ce21" table:formula="of:=([.$B$9]*[.$B$6])/(2*[.$B63])" office:value-type="float" office:value="3448.08554674026" calcext:value-type="float">
            <text:p>3,448</text:p>
          </table:table-cell>
          <table:table-cell table:style-name="ce143" table:formula="of:=([.$B$9]*AVERAGE([.$A63];[.$B$6]))/(2*[.$B63])" office:value-type="float" office:value="13948.0855467403" calcext:value-type="float">
            <text:p>13,948</text:p>
          </table:table-cell>
          <table:table-cell table:style-name="ce233" table:formula="of:=([.$B$9]*[.$A63])/(2*[.$B63])" office:value-type="float" office:value="24448.0855467403" calcext:value-type="float">
            <text:p>24,448</text:p>
          </table:table-cell>
          <table:table-cell table:style-name="ce329" table:formula="of:=[.$B$2]/[.$D63]" office:value-type="float" office:value="2.15083280780502" calcext:value-type="float">
            <text:p>2.15</text:p>
          </table:table-cell>
          <table:table-cell table:style-name="ce333" table:formula="of:=[.$B$3]/[.$D63]" office:value-type="float" office:value="3.44133249248804" calcext:value-type="float">
            <text:p>3.4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4375" calcext:value-type="float">
            <text:p>3.4375</text:p>
          </table:table-cell>
          <table:table-cell table:style-name="ce46" table:formula="of:=([.$A64]-[.$B$6])/2" office:value-type="float" office:value="1.48075" calcext:value-type="float">
            <text:p>1.4808</text:p>
          </table:table-cell>
          <table:table-cell table:style-name="ce21" table:formula="of:=([.$B$9]*[.$B$6])/(2*[.$B64])" office:value-type="float" office:value="3375.31656255276" calcext:value-type="float">
            <text:p>3,375</text:p>
          </table:table-cell>
          <table:table-cell table:style-name="ce143" table:formula="of:=([.$B$9]*AVERAGE([.$A64];[.$B$6]))/(2*[.$B64])" office:value-type="float" office:value="13875.3165625528" calcext:value-type="float">
            <text:p>13,875</text:p>
          </table:table-cell>
          <table:table-cell table:style-name="ce233" table:formula="of:=([.$B$9]*[.$A64])/(2*[.$B64])" office:value-type="float" office:value="24375.3165625528" calcext:value-type="float">
            <text:p>24,375</text:p>
          </table:table-cell>
          <table:table-cell table:style-name="ce329" table:formula="of:=[.$B$2]/[.$D64]" office:value-type="float" office:value="2.16211283286791" calcext:value-type="float">
            <text:p>2.16</text:p>
          </table:table-cell>
          <table:table-cell table:style-name="ce333" table:formula="of:=[.$B$3]/[.$D64]" office:value-type="float" office:value="3.45938053258866" calcext:value-type="float">
            <text:p>3.46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5" calcext:value-type="float">
            <text:p>3.5000</text:p>
          </table:table-cell>
          <table:table-cell table:style-name="ce46" table:formula="of:=([.$A65]-[.$B$6])/2" office:value-type="float" office:value="1.512" calcext:value-type="float">
            <text:p>1.5120</text:p>
          </table:table-cell>
          <table:table-cell table:style-name="ce21" table:formula="of:=([.$B$9]*[.$B$6])/(2*[.$B65])" office:value-type="float" office:value="3305.55555555556" calcext:value-type="float">
            <text:p>3,306</text:p>
          </table:table-cell>
          <table:table-cell table:style-name="ce143" table:formula="of:=([.$B$9]*AVERAGE([.$A65];[.$B$6]))/(2*[.$B65])" office:value-type="float" office:value="13805.5555555556" calcext:value-type="float">
            <text:p>13,806</text:p>
          </table:table-cell>
          <table:table-cell table:style-name="ce233" table:formula="of:=([.$B$9]*[.$A65])/(2*[.$B65])" office:value-type="float" office:value="24305.5555555556" calcext:value-type="float">
            <text:p>24,306</text:p>
          </table:table-cell>
          <table:table-cell table:style-name="ce329" table:formula="of:=[.$B$2]/[.$D65]" office:value-type="float" office:value="2.17303822937626" calcext:value-type="float">
            <text:p>2.17</text:p>
          </table:table-cell>
          <table:table-cell table:style-name="ce333" table:formula="of:=[.$B$3]/[.$D65]" office:value-type="float" office:value="3.47686116700201" calcext:value-type="float">
            <text:p>3.48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5625" calcext:value-type="float">
            <text:p>3.5625</text:p>
          </table:table-cell>
          <table:table-cell table:style-name="ce46" table:formula="of:=([.$A66]-[.$B$6])/2" office:value-type="float" office:value="1.54325" calcext:value-type="float">
            <text:p>1.5433</text:p>
          </table:table-cell>
          <table:table-cell table:style-name="ce21" table:formula="of:=([.$B$9]*[.$B$6])/(2*[.$B66])" office:value-type="float" office:value="3238.61979588531" calcext:value-type="float">
            <text:p>3,239</text:p>
          </table:table-cell>
          <table:table-cell table:style-name="ce143" table:formula="of:=([.$B$9]*AVERAGE([.$A66];[.$B$6]))/(2*[.$B66])" office:value-type="float" office:value="13738.6197958853" calcext:value-type="float">
            <text:p>13,739</text:p>
          </table:table-cell>
          <table:table-cell table:style-name="ce233" table:formula="of:=([.$B$9]*[.$A66])/(2*[.$B66])" office:value-type="float" office:value="24238.6197958853" calcext:value-type="float">
            <text:p>24,239</text:p>
          </table:table-cell>
          <table:table-cell table:style-name="ce329" table:formula="of:=[.$B$2]/[.$D66]" office:value-type="float" office:value="2.18362546207043" calcext:value-type="float">
            <text:p>2.18</text:p>
          </table:table-cell>
          <table:table-cell table:style-name="ce333" table:formula="of:=[.$B$3]/[.$D66]" office:value-type="float" office:value="3.49380073931269" calcext:value-type="float">
            <text:p>3.49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625" calcext:value-type="float">
            <text:p>3.6250</text:p>
          </table:table-cell>
          <table:table-cell table:style-name="ce46" table:formula="of:=([.$A67]-[.$B$6])/2" office:value-type="float" office:value="1.5745" calcext:value-type="float">
            <text:p>1.5745</text:p>
          </table:table-cell>
          <table:table-cell table:style-name="ce21" table:formula="of:=([.$B$9]*[.$B$6])/(2*[.$B67])" office:value-type="float" office:value="3174.34106065418" calcext:value-type="float">
            <text:p>3,174</text:p>
          </table:table-cell>
          <table:table-cell table:style-name="ce143" table:formula="of:=([.$B$9]*AVERAGE([.$A67];[.$B$6]))/(2*[.$B67])" office:value-type="float" office:value="13674.3410606542" calcext:value-type="float">
            <text:p>13,674</text:p>
          </table:table-cell>
          <table:table-cell table:style-name="ce233" table:formula="of:=([.$B$9]*[.$A67])/(2*[.$B67])" office:value-type="float" office:value="24174.3410606542" calcext:value-type="float">
            <text:p>24,174</text:p>
          </table:table-cell>
          <table:table-cell table:style-name="ce329" table:formula="of:=[.$B$2]/[.$D67]" office:value-type="float" office:value="2.19388999198802" calcext:value-type="float">
            <text:p>2.19</text:p>
          </table:table-cell>
          <table:table-cell table:style-name="ce333" table:formula="of:=[.$B$3]/[.$D67]" office:value-type="float" office:value="3.51022398718083" calcext:value-type="float">
            <text:p>3.51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6875" calcext:value-type="float">
            <text:p>3.6875</text:p>
          </table:table-cell>
          <table:table-cell table:style-name="ce46" table:formula="of:=([.$A68]-[.$B$6])/2" office:value-type="float" office:value="1.60575" calcext:value-type="float">
            <text:p>1.6058</text:p>
          </table:table-cell>
          <table:table-cell table:style-name="ce21" table:formula="of:=([.$B$9]*[.$B$6])/(2*[.$B68])" office:value-type="float" office:value="3112.56422232602" calcext:value-type="float">
            <text:p>3,113</text:p>
          </table:table-cell>
          <table:table-cell table:style-name="ce143" table:formula="of:=([.$B$9]*AVERAGE([.$A68];[.$B$6]))/(2*[.$B68])" office:value-type="float" office:value="13612.564222326" calcext:value-type="float">
            <text:p>13,613</text:p>
          </table:table-cell>
          <table:table-cell table:style-name="ce233" table:formula="of:=([.$B$9]*[.$A68])/(2*[.$B68])" office:value-type="float" office:value="24112.564222326" calcext:value-type="float">
            <text:p>24,113</text:p>
          </table:table-cell>
          <table:table-cell table:style-name="ce329" table:formula="of:=[.$B$2]/[.$D68]" office:value-type="float" office:value="2.2038463517988" calcext:value-type="float">
            <text:p>2.20</text:p>
          </table:table-cell>
          <table:table-cell table:style-name="ce333" table:formula="of:=[.$B$3]/[.$D68]" office:value-type="float" office:value="3.52615416287807" calcext:value-type="float">
            <text:p>3.53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75" calcext:value-type="float">
            <text:p>3.7500</text:p>
          </table:table-cell>
          <table:table-cell table:style-name="ce46" table:formula="of:=([.$A69]-[.$B$6])/2" office:value-type="float" office:value="1.637" calcext:value-type="float">
            <text:p>1.6370</text:p>
          </table:table-cell>
          <table:table-cell table:style-name="ce21" table:formula="of:=([.$B$9]*[.$B$6])/(2*[.$B69])" office:value-type="float" office:value="3053.14599877825" calcext:value-type="float">
            <text:p>3,053</text:p>
          </table:table-cell>
          <table:table-cell table:style-name="ce143" table:formula="of:=([.$B$9]*AVERAGE([.$A69];[.$B$6]))/(2*[.$B69])" office:value-type="float" office:value="13553.1459987783" calcext:value-type="float">
            <text:p>13,553</text:p>
          </table:table-cell>
          <table:table-cell table:style-name="ce233" table:formula="of:=([.$B$9]*[.$A69])/(2*[.$B69])" office:value-type="float" office:value="24053.1459987782" calcext:value-type="float">
            <text:p>24,053</text:p>
          </table:table-cell>
          <table:table-cell table:style-name="ce329" table:formula="of:=[.$B$2]/[.$D69]" office:value-type="float" office:value="2.21350821445474" calcext:value-type="float">
            <text:p>2.21</text:p>
          </table:table-cell>
          <table:table-cell table:style-name="ce333" table:formula="of:=[.$B$3]/[.$D69]" office:value-type="float" office:value="3.54161314312758" calcext:value-type="float">
            <text:p>3.5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8125" calcext:value-type="float">
            <text:p>3.8125</text:p>
          </table:table-cell>
          <table:table-cell table:style-name="ce46" table:formula="of:=([.$A70]-[.$B$6])/2" office:value-type="float" office:value="1.66825" calcext:value-type="float">
            <text:p>1.6683</text:p>
          </table:table-cell>
          <table:table-cell table:style-name="ce21" table:formula="of:=([.$B$9]*[.$B$6])/(2*[.$B70])" office:value-type="float" office:value="2995.95384384834" calcext:value-type="float">
            <text:p>2,996</text:p>
          </table:table-cell>
          <table:table-cell table:style-name="ce143" table:formula="of:=([.$B$9]*AVERAGE([.$A70];[.$B$6]))/(2*[.$B70])" office:value-type="float" office:value="13495.9538438483" calcext:value-type="float">
            <text:p>13,496</text:p>
          </table:table-cell>
          <table:table-cell table:style-name="ce233" table:formula="of:=([.$B$9]*[.$A70])/(2*[.$B70])" office:value-type="float" office:value="23995.9538438483" calcext:value-type="float">
            <text:p>23,996</text:p>
          </table:table-cell>
          <table:table-cell table:style-name="ce329" table:formula="of:=[.$B$2]/[.$D70]" office:value-type="float" office:value="2.22288845583704" calcext:value-type="float">
            <text:p>2.22</text:p>
          </table:table-cell>
          <table:table-cell table:style-name="ce333" table:formula="of:=[.$B$3]/[.$D70]" office:value-type="float" office:value="3.55662152933926" calcext:value-type="float">
            <text:p>3.56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875" calcext:value-type="float">
            <text:p>3.8750</text:p>
          </table:table-cell>
          <table:table-cell table:style-name="ce46" table:formula="of:=([.$A71]-[.$B$6])/2" office:value-type="float" office:value="1.6995" calcext:value-type="float">
            <text:p>1.6995</text:p>
          </table:table-cell>
          <table:table-cell table:style-name="ce21" table:formula="of:=([.$B$9]*[.$B$6])/(2*[.$B71])" office:value-type="float" office:value="2940.86496028244" calcext:value-type="float">
            <text:p>2,941</text:p>
          </table:table-cell>
          <table:table-cell table:style-name="ce143" table:formula="of:=([.$B$9]*AVERAGE([.$A71];[.$B$6]))/(2*[.$B71])" office:value-type="float" office:value="13440.8649602824" calcext:value-type="float">
            <text:p>13,441</text:p>
          </table:table-cell>
          <table:table-cell table:style-name="ce233" table:formula="of:=([.$B$9]*[.$A71])/(2*[.$B71])" office:value-type="float" office:value="23940.8649602824" calcext:value-type="float">
            <text:p>23,941</text:p>
          </table:table-cell>
          <table:table-cell table:style-name="ce329" table:formula="of:=[.$B$2]/[.$D71]" office:value-type="float" office:value="2.23199921200381" calcext:value-type="float">
            <text:p>2.23</text:p>
          </table:table-cell>
          <table:table-cell table:style-name="ce333" table:formula="of:=[.$B$3]/[.$D71]" office:value-type="float" office:value="3.57119873920609" calcext:value-type="float">
            <text:p>3.5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3.9375" calcext:value-type="float">
            <text:p>3.9375</text:p>
          </table:table-cell>
          <table:table-cell table:style-name="ce46" table:formula="of:=([.$A72]-[.$B$6])/2" office:value-type="float" office:value="1.73075" calcext:value-type="float">
            <text:p>1.7308</text:p>
          </table:table-cell>
          <table:table-cell table:style-name="ce21" table:formula="of:=([.$B$9]*[.$B$6])/(2*[.$B72])" office:value-type="float" office:value="2887.76541961577" calcext:value-type="float">
            <text:p>2,888</text:p>
          </table:table-cell>
          <table:table-cell table:style-name="ce143" table:formula="of:=([.$B$9]*AVERAGE([.$A72];[.$B$6]))/(2*[.$B72])" office:value-type="float" office:value="13387.7654196158" calcext:value-type="float">
            <text:p>13,388</text:p>
          </table:table-cell>
          <table:table-cell table:style-name="ce233" table:formula="of:=([.$B$9]*[.$A72])/(2*[.$B72])" office:value-type="float" office:value="23887.7654196158" calcext:value-type="float">
            <text:p>23,888</text:p>
          </table:table-cell>
          <table:table-cell table:style-name="ce329" table:formula="of:=[.$B$2]/[.$D72]" office:value-type="float" office:value="2.24085193157358" calcext:value-type="float">
            <text:p>2.24</text:p>
          </table:table-cell>
          <table:table-cell table:style-name="ce333" table:formula="of:=[.$B$3]/[.$D72]" office:value-type="float" office:value="3.58536309051773" calcext:value-type="float">
            <text:p>3.59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" calcext:value-type="float">
            <text:p>4.0000</text:p>
          </table:table-cell>
          <table:table-cell table:style-name="ce46" table:formula="of:=([.$A73]-[.$B$6])/2" office:value-type="float" office:value="1.762" calcext:value-type="float">
            <text:p>1.7620</text:p>
          </table:table-cell>
          <table:table-cell table:style-name="ce21" table:formula="of:=([.$B$9]*[.$B$6])/(2*[.$B73])" office:value-type="float" office:value="2836.54937570942" calcext:value-type="float">
            <text:p>2,837</text:p>
          </table:table-cell>
          <table:table-cell table:style-name="ce143" table:formula="of:=([.$B$9]*AVERAGE([.$A73];[.$B$6]))/(2*[.$B73])" office:value-type="float" office:value="13336.5493757094" calcext:value-type="float">
            <text:p>13,337</text:p>
          </table:table-cell>
          <table:table-cell table:style-name="ce233" table:formula="of:=([.$B$9]*[.$A73])/(2*[.$B73])" office:value-type="float" office:value="23836.5493757094" calcext:value-type="float">
            <text:p>23,837</text:p>
          </table:table-cell>
          <table:table-cell table:style-name="ce329" table:formula="of:=[.$B$2]/[.$D73]" office:value-type="float" office:value="2.24945742372016" calcext:value-type="float">
            <text:p>2.25</text:p>
          </table:table-cell>
          <table:table-cell table:style-name="ce333" table:formula="of:=[.$B$3]/[.$D73]" office:value-type="float" office:value="3.59913187795225" calcext:value-type="float">
            <text:p>3.60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0625" calcext:value-type="float">
            <text:p>4.0625</text:p>
          </table:table-cell>
          <table:table-cell table:style-name="ce46" table:formula="of:=([.$A74]-[.$B$6])/2" office:value-type="float" office:value="1.79325" calcext:value-type="float">
            <text:p>1.7933</text:p>
          </table:table-cell>
          <table:table-cell table:style-name="ce21" table:formula="of:=([.$B$9]*[.$B$6])/(2*[.$B74])" office:value-type="float" office:value="2787.11836051861" calcext:value-type="float">
            <text:p>2,787</text:p>
          </table:table-cell>
          <table:table-cell table:style-name="ce143" table:formula="of:=([.$B$9]*AVERAGE([.$A74];[.$B$6]))/(2*[.$B74])" office:value-type="float" office:value="13287.1183605186" calcext:value-type="float">
            <text:p>13,287</text:p>
          </table:table-cell>
          <table:table-cell table:style-name="ce233" table:formula="of:=([.$B$9]*[.$A74])/(2*[.$B74])" office:value-type="float" office:value="23787.1183605186" calcext:value-type="float">
            <text:p>23,787</text:p>
          </table:table-cell>
          <table:table-cell table:style-name="ce329" table:formula="of:=[.$B$2]/[.$D74]" office:value-type="float" office:value="2.2578259022018" calcext:value-type="float">
            <text:p>2.26</text:p>
          </table:table-cell>
          <table:table-cell table:style-name="ce333" table:formula="of:=[.$B$3]/[.$D74]" office:value-type="float" office:value="3.61252144352288" calcext:value-type="float">
            <text:p>3.61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125" calcext:value-type="float">
            <text:p>4.1250</text:p>
          </table:table-cell>
          <table:table-cell table:style-name="ce46" table:formula="of:=([.$A75]-[.$B$6])/2" office:value-type="float" office:value="1.8245" calcext:value-type="float">
            <text:p>1.8245</text:p>
          </table:table-cell>
          <table:table-cell table:style-name="ce21" table:formula="of:=([.$B$9]*[.$B$6])/(2*[.$B75])" office:value-type="float" office:value="2739.38065223349" calcext:value-type="float">
            <text:p>2,739</text:p>
          </table:table-cell>
          <table:table-cell table:style-name="ce143" table:formula="of:=([.$B$9]*AVERAGE([.$A75];[.$B$6]))/(2*[.$B75])" office:value-type="float" office:value="13239.3806522335" calcext:value-type="float">
            <text:p>13,239</text:p>
          </table:table-cell>
          <table:table-cell table:style-name="ce233" table:formula="of:=([.$B$9]*[.$A75])/(2*[.$B75])" office:value-type="float" office:value="23739.3806522335" calcext:value-type="float">
            <text:p>23,739</text:p>
          </table:table-cell>
          <table:table-cell table:style-name="ce329" table:formula="of:=[.$B$2]/[.$D75]" office:value-type="float" office:value="2.26596702580184" calcext:value-type="float">
            <text:p>2.27</text:p>
          </table:table-cell>
          <table:table-cell table:style-name="ce333" table:formula="of:=[.$B$3]/[.$D75]" office:value-type="float" office:value="3.62554724128295" calcext:value-type="float">
            <text:p>3.63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1875" calcext:value-type="float">
            <text:p>4.1875</text:p>
          </table:table-cell>
          <table:table-cell table:style-name="ce46" table:formula="of:=([.$A76]-[.$B$6])/2" office:value-type="float" office:value="1.85575" calcext:value-type="float">
            <text:p>1.8558</text:p>
          </table:table-cell>
          <table:table-cell table:style-name="ce21" table:formula="of:=([.$B$9]*[.$B$6])/(2*[.$B76])" office:value-type="float" office:value="2693.25070726122" calcext:value-type="float">
            <text:p>2,693</text:p>
          </table:table-cell>
          <table:table-cell table:style-name="ce143" table:formula="of:=([.$B$9]*AVERAGE([.$A76];[.$B$6]))/(2*[.$B76])" office:value-type="float" office:value="13193.2507072612" calcext:value-type="float">
            <text:p>13,193</text:p>
          </table:table-cell>
          <table:table-cell table:style-name="ce233" table:formula="of:=([.$B$9]*[.$A76])/(2*[.$B76])" office:value-type="float" office:value="23693.2507072612" calcext:value-type="float">
            <text:p>23,693</text:p>
          </table:table-cell>
          <table:table-cell table:style-name="ce329" table:formula="of:=[.$B$2]/[.$D76]" office:value-type="float" office:value="2.27388993551747" calcext:value-type="float">
            <text:p>2.27</text:p>
          </table:table-cell>
          <table:table-cell table:style-name="ce333" table:formula="of:=[.$B$3]/[.$D76]" office:value-type="float" office:value="3.63822389682795" calcext:value-type="float">
            <text:p>3.6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25" calcext:value-type="float">
            <text:p>4.2500</text:p>
          </table:table-cell>
          <table:table-cell table:style-name="ce46" table:formula="of:=([.$A77]-[.$B$6])/2" office:value-type="float" office:value="1.887" calcext:value-type="float">
            <text:p>1.8870</text:p>
          </table:table-cell>
          <table:table-cell table:style-name="ce21" table:formula="of:=([.$B$9]*[.$B$6])/(2*[.$B77])" office:value-type="float" office:value="2648.64864864865" calcext:value-type="float">
            <text:p>2,649</text:p>
          </table:table-cell>
          <table:table-cell table:style-name="ce143" table:formula="of:=([.$B$9]*AVERAGE([.$A77];[.$B$6]))/(2*[.$B77])" office:value-type="float" office:value="13148.6486486486" calcext:value-type="float">
            <text:p>13,149</text:p>
          </table:table-cell>
          <table:table-cell table:style-name="ce233" table:formula="of:=([.$B$9]*[.$A77])/(2*[.$B77])" office:value-type="float" office:value="23648.6486486486" calcext:value-type="float">
            <text:p>23,649</text:p>
          </table:table-cell>
          <table:table-cell table:style-name="ce329" table:formula="of:=[.$B$2]/[.$D77]" office:value-type="float" office:value="2.28160328879753" calcext:value-type="float">
            <text:p>2.28</text:p>
          </table:table-cell>
          <table:table-cell table:style-name="ce333" table:formula="of:=[.$B$3]/[.$D77]" office:value-type="float" office:value="3.65056526207605" calcext:value-type="float">
            <text:p>3.65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3125" calcext:value-type="float">
            <text:p>4.3125</text:p>
          </table:table-cell>
          <table:table-cell table:style-name="ce46" table:formula="of:=([.$A78]-[.$B$6])/2" office:value-type="float" office:value="1.91825" calcext:value-type="float">
            <text:p>1.9183</text:p>
          </table:table-cell>
          <table:table-cell table:style-name="ce21" table:formula="of:=([.$B$9]*[.$B$6])/(2*[.$B78])" office:value-type="float" office:value="2605.49980450932" calcext:value-type="float">
            <text:p>2,605</text:p>
          </table:table-cell>
          <table:table-cell table:style-name="ce143" table:formula="of:=([.$B$9]*AVERAGE([.$A78];[.$B$6]))/(2*[.$B78])" office:value-type="float" office:value="13105.4998045093" calcext:value-type="float">
            <text:p>13,105</text:p>
          </table:table-cell>
          <table:table-cell table:style-name="ce233" table:formula="of:=([.$B$9]*[.$A78])/(2*[.$B78])" office:value-type="float" office:value="23605.4998045093" calcext:value-type="float">
            <text:p>23,605</text:p>
          </table:table-cell>
          <table:table-cell table:style-name="ce329" table:formula="of:=[.$B$2]/[.$D78]" office:value-type="float" office:value="2.28911529109921" calcext:value-type="float">
            <text:p>2.29</text:p>
          </table:table-cell>
          <table:table-cell table:style-name="ce333" table:formula="of:=[.$B$3]/[.$D78]" office:value-type="float" office:value="3.66258446575874" calcext:value-type="float">
            <text:p>3.66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375" calcext:value-type="float">
            <text:p>4.3750</text:p>
          </table:table-cell>
          <table:table-cell table:style-name="ce46" table:formula="of:=([.$A79]-[.$B$6])/2" office:value-type="float" office:value="1.9495" calcext:value-type="float">
            <text:p>1.9495</text:p>
          </table:table-cell>
          <table:table-cell table:style-name="ce21" table:formula="of:=([.$B$9]*[.$B$6])/(2*[.$B79])" office:value-type="float" office:value="2563.73429084381" calcext:value-type="float">
            <text:p>2,564</text:p>
          </table:table-cell>
          <table:table-cell table:style-name="ce143" table:formula="of:=([.$B$9]*AVERAGE([.$A79];[.$B$6]))/(2*[.$B79])" office:value-type="float" office:value="13063.7342908438" calcext:value-type="float">
            <text:p>13,064</text:p>
          </table:table-cell>
          <table:table-cell table:style-name="ce233" table:formula="of:=([.$B$9]*[.$A79])/(2*[.$B79])" office:value-type="float" office:value="23563.7342908438" calcext:value-type="float">
            <text:p>23,564</text:p>
          </table:table-cell>
          <table:table-cell table:style-name="ce329" table:formula="of:=[.$B$2]/[.$D79]" office:value-type="float" office:value="2.29643372500515" calcext:value-type="float">
            <text:p>2.30</text:p>
          </table:table-cell>
          <table:table-cell table:style-name="ce333" table:formula="of:=[.$B$3]/[.$D79]" office:value-type="float" office:value="3.67429396000825" calcext:value-type="float">
            <text:p>3.6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4375" calcext:value-type="float">
            <text:p>4.4375</text:p>
          </table:table-cell>
          <table:table-cell table:style-name="ce46" table:formula="of:=([.$A80]-[.$B$6])/2" office:value-type="float" office:value="1.98075" calcext:value-type="float">
            <text:p>1.9808</text:p>
          </table:table-cell>
          <table:table-cell table:style-name="ce21" table:formula="of:=([.$B$9]*[.$B$6])/(2*[.$B80])" office:value-type="float" office:value="2523.28663385081" calcext:value-type="float">
            <text:p>2,523</text:p>
          </table:table-cell>
          <table:table-cell table:style-name="ce143" table:formula="of:=([.$B$9]*AVERAGE([.$A80];[.$B$6]))/(2*[.$B80])" office:value-type="float" office:value="13023.2866338508" calcext:value-type="float">
            <text:p>13,023</text:p>
          </table:table-cell>
          <table:table-cell table:style-name="ce233" table:formula="of:=([.$B$9]*[.$A80])/(2*[.$B80])" office:value-type="float" office:value="23523.2866338508" calcext:value-type="float">
            <text:p>23,523</text:p>
          </table:table-cell>
          <table:table-cell table:style-name="ce329" table:formula="of:=[.$B$2]/[.$D80]" office:value-type="float" office:value="2.30356597711843" calcext:value-type="float">
            <text:p>2.30</text:p>
          </table:table-cell>
          <table:table-cell table:style-name="ce333" table:formula="of:=[.$B$3]/[.$D80]" office:value-type="float" office:value="3.6857055633895" calcext:value-type="float">
            <text:p>3.69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5" calcext:value-type="float">
            <text:p>4.5000</text:p>
          </table:table-cell>
          <table:table-cell table:style-name="ce46" table:formula="of:=([.$A81]-[.$B$6])/2" office:value-type="float" office:value="2.012" calcext:value-type="float">
            <text:p>2.0120</text:p>
          </table:table-cell>
          <table:table-cell table:style-name="ce21" table:formula="of:=([.$B$9]*[.$B$6])/(2*[.$B81])" office:value-type="float" office:value="2484.09542743539" calcext:value-type="float">
            <text:p>2,484</text:p>
          </table:table-cell>
          <table:table-cell table:style-name="ce143" table:formula="of:=([.$B$9]*AVERAGE([.$A81];[.$B$6]))/(2*[.$B81])" office:value-type="float" office:value="12984.0954274354" calcext:value-type="float">
            <text:p>12,984</text:p>
          </table:table-cell>
          <table:table-cell table:style-name="ce233" table:formula="of:=([.$B$9]*[.$A81])/(2*[.$B81])" office:value-type="float" office:value="23484.0954274354" calcext:value-type="float">
            <text:p>23,484</text:p>
          </table:table-cell>
          <table:table-cell table:style-name="ce329" table:formula="of:=[.$B$2]/[.$D81]" office:value-type="float" office:value="2.31051906293064" calcext:value-type="float">
            <text:p>2.31</text:p>
          </table:table-cell>
          <table:table-cell table:style-name="ce333" table:formula="of:=[.$B$3]/[.$D81]" office:value-type="float" office:value="3.69683050068902" calcext:value-type="float">
            <text:p>3.70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5625" calcext:value-type="float">
            <text:p>4.5625</text:p>
          </table:table-cell>
          <table:table-cell table:style-name="ce46" table:formula="of:=([.$A82]-[.$B$6])/2" office:value-type="float" office:value="2.04325" calcext:value-type="float">
            <text:p>2.0433</text:p>
          </table:table-cell>
          <table:table-cell table:style-name="ce21" table:formula="of:=([.$B$9]*[.$B$6])/(2*[.$B82])" office:value-type="float" office:value="2446.10302214609" calcext:value-type="float">
            <text:p>2,446</text:p>
          </table:table-cell>
          <table:table-cell table:style-name="ce143" table:formula="of:=([.$B$9]*AVERAGE([.$A82];[.$B$6]))/(2*[.$B82])" office:value-type="float" office:value="12946.1030221461" calcext:value-type="float">
            <text:p>12,946</text:p>
          </table:table-cell>
          <table:table-cell table:style-name="ce233" table:formula="of:=([.$B$9]*[.$A82])/(2*[.$B82])" office:value-type="float" office:value="23446.1030221461" calcext:value-type="float">
            <text:p>23,446</text:p>
          </table:table-cell>
          <table:table-cell table:style-name="ce329" table:formula="of:=[.$B$2]/[.$D82]" office:value-type="float" office:value="2.3172996498391" calcext:value-type="float">
            <text:p>2.32</text:p>
          </table:table-cell>
          <table:table-cell table:style-name="ce333" table:formula="of:=[.$B$3]/[.$D82]" office:value-type="float" office:value="3.70767943974255" calcext:value-type="float">
            <text:p>3.71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625" calcext:value-type="float">
            <text:p>4.6250</text:p>
          </table:table-cell>
          <table:table-cell table:style-name="ce46" table:formula="of:=([.$A83]-[.$B$6])/2" office:value-type="float" office:value="2.0745" calcext:value-type="float">
            <text:p>2.0745</text:p>
          </table:table-cell>
          <table:table-cell table:style-name="ce21" table:formula="of:=([.$B$9]*[.$B$6])/(2*[.$B83])" office:value-type="float" office:value="2409.25524222704" calcext:value-type="float">
            <text:p>2,409</text:p>
          </table:table-cell>
          <table:table-cell table:style-name="ce143" table:formula="of:=([.$B$9]*AVERAGE([.$A83];[.$B$6]))/(2*[.$B83])" office:value-type="float" office:value="12909.255242227" calcext:value-type="float">
            <text:p>12,909</text:p>
          </table:table-cell>
          <table:table-cell table:style-name="ce233" table:formula="of:=([.$B$9]*[.$A83])/(2*[.$B83])" office:value-type="float" office:value="23409.255242227" calcext:value-type="float">
            <text:p>23,409</text:p>
          </table:table-cell>
          <table:table-cell table:style-name="ce329" table:formula="of:=[.$B$2]/[.$D83]" office:value-type="float" office:value="2.32391407847201" calcext:value-type="float">
            <text:p>2.32</text:p>
          </table:table-cell>
          <table:table-cell table:style-name="ce333" table:formula="of:=[.$B$3]/[.$D83]" office:value-type="float" office:value="3.71826252555521" calcext:value-type="float">
            <text:p>3.72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6875" calcext:value-type="float">
            <text:p>4.6875</text:p>
          </table:table-cell>
          <table:table-cell table:style-name="ce46" table:formula="of:=([.$A84]-[.$B$6])/2" office:value-type="float" office:value="2.10575" calcext:value-type="float">
            <text:p>2.1058</text:p>
          </table:table-cell>
          <table:table-cell table:style-name="ce21" table:formula="of:=([.$B$9]*[.$B$6])/(2*[.$B84])" office:value-type="float" office:value="2373.50112786418" calcext:value-type="float">
            <text:p>2,374</text:p>
          </table:table-cell>
          <table:table-cell table:style-name="ce143" table:formula="of:=([.$B$9]*AVERAGE([.$A84];[.$B$6]))/(2*[.$B84])" office:value-type="float" office:value="12873.5011278642" calcext:value-type="float">
            <text:p>12,874</text:p>
          </table:table-cell>
          <table:table-cell table:style-name="ce233" table:formula="of:=([.$B$9]*[.$A84])/(2*[.$B84])" office:value-type="float" office:value="23373.5011278642" calcext:value-type="float">
            <text:p>23,374</text:p>
          </table:table-cell>
          <table:table-cell table:style-name="ce329" table:formula="of:=[.$B$2]/[.$D84]" office:value-type="float" office:value="2.33036838246483" calcext:value-type="float">
            <text:p>2.33</text:p>
          </table:table-cell>
          <table:table-cell table:style-name="ce333" table:formula="of:=[.$B$3]/[.$D84]" office:value-type="float" office:value="3.72858941194373" calcext:value-type="float">
            <text:p>3.73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75" calcext:value-type="float">
            <text:p>4.7500</text:p>
          </table:table-cell>
          <table:table-cell table:style-name="ce46" table:formula="of:=([.$A85]-[.$B$6])/2" office:value-type="float" office:value="2.137" calcext:value-type="float">
            <text:p>2.1370</text:p>
          </table:table-cell>
          <table:table-cell table:style-name="ce21" table:formula="of:=([.$B$9]*[.$B$6])/(2*[.$B85])" office:value-type="float" office:value="2338.79270004679" calcext:value-type="float">
            <text:p>2,339</text:p>
          </table:table-cell>
          <table:table-cell table:style-name="ce143" table:formula="of:=([.$B$9]*AVERAGE([.$A85];[.$B$6]))/(2*[.$B85])" office:value-type="float" office:value="12838.7927000468" calcext:value-type="float">
            <text:p>12,839</text:p>
          </table:table-cell>
          <table:table-cell table:style-name="ce233" table:formula="of:=([.$B$9]*[.$A85])/(2*[.$B85])" office:value-type="float" office:value="23338.7927000468" calcext:value-type="float">
            <text:p>23,339</text:p>
          </table:table-cell>
          <table:table-cell table:style-name="ce329" table:formula="of:=[.$B$2]/[.$D85]" office:value-type="float" office:value="2.33666830681756" calcext:value-type="float">
            <text:p>2.34</text:p>
          </table:table-cell>
          <table:table-cell table:style-name="ce333" table:formula="of:=[.$B$3]/[.$D85]" office:value-type="float" office:value="3.7386692909081" calcext:value-type="float">
            <text:p>3.7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8125" calcext:value-type="float">
            <text:p>4.8125</text:p>
          </table:table-cell>
          <table:table-cell table:style-name="ce46" table:formula="of:=([.$A86]-[.$B$6])/2" office:value-type="float" office:value="2.16825" calcext:value-type="float">
            <text:p>2.1683</text:p>
          </table:table-cell>
          <table:table-cell table:style-name="ce21" table:formula="of:=([.$B$9]*[.$B$6])/(2*[.$B86])" office:value-type="float" office:value="2305.08474576271" calcext:value-type="float">
            <text:p>2,305</text:p>
          </table:table-cell>
          <table:table-cell table:style-name="ce143" table:formula="of:=([.$B$9]*AVERAGE([.$A86];[.$B$6]))/(2*[.$B86])" office:value-type="float" office:value="12805.0847457627" calcext:value-type="float">
            <text:p>12,805</text:p>
          </table:table-cell>
          <table:table-cell table:style-name="ce233" table:formula="of:=([.$B$9]*[.$A86])/(2*[.$B86])" office:value-type="float" office:value="23305.0847457627" calcext:value-type="float">
            <text:p>23,305</text:p>
          </table:table-cell>
          <table:table-cell table:style-name="ce329" table:formula="of:=[.$B$2]/[.$D86]" office:value-type="float" office:value="2.34281932495036" calcext:value-type="float">
            <text:p>2.34</text:p>
          </table:table-cell>
          <table:table-cell table:style-name="ce333" table:formula="of:=[.$B$3]/[.$D86]" office:value-type="float" office:value="3.74851091992058" calcext:value-type="float">
            <text:p>3.75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875" calcext:value-type="float">
            <text:p>4.8750</text:p>
          </table:table-cell>
          <table:table-cell table:style-name="ce46" table:formula="of:=([.$A87]-[.$B$6])/2" office:value-type="float" office:value="2.1995" calcext:value-type="float">
            <text:p>2.1995</text:p>
          </table:table-cell>
          <table:table-cell table:style-name="ce21" table:formula="of:=([.$B$9]*[.$B$6])/(2*[.$B87])" office:value-type="float" office:value="2272.33462150489" calcext:value-type="float">
            <text:p>2,272</text:p>
          </table:table-cell>
          <table:table-cell table:style-name="ce143" table:formula="of:=([.$B$9]*AVERAGE([.$A87];[.$B$6]))/(2*[.$B87])" office:value-type="float" office:value="12772.3346215049" calcext:value-type="float">
            <text:p>12,772</text:p>
          </table:table-cell>
          <table:table-cell table:style-name="ce233" table:formula="of:=([.$B$9]*[.$A87])/(2*[.$B87])" office:value-type="float" office:value="23272.3346215049" calcext:value-type="float">
            <text:p>23,272</text:p>
          </table:table-cell>
          <table:table-cell table:style-name="ce329" table:formula="of:=[.$B$2]/[.$D87]" office:value-type="float" office:value="2.3488266545639" calcext:value-type="float">
            <text:p>2.35</text:p>
          </table:table-cell>
          <table:table-cell table:style-name="ce333" table:formula="of:=[.$B$3]/[.$D87]" office:value-type="float" office:value="3.75812264730224" calcext:value-type="float">
            <text:p>3.76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4.9375" calcext:value-type="float">
            <text:p>4.9375</text:p>
          </table:table-cell>
          <table:table-cell table:style-name="ce46" table:formula="of:=([.$A88]-[.$B$6])/2" office:value-type="float" office:value="2.23075" calcext:value-type="float">
            <text:p>2.2308</text:p>
          </table:table-cell>
          <table:table-cell table:style-name="ce21" table:formula="of:=([.$B$9]*[.$B$6])/(2*[.$B88])" office:value-type="float" office:value="2240.50207329373" calcext:value-type="float">
            <text:p>2,241</text:p>
          </table:table-cell>
          <table:table-cell table:style-name="ce143" table:formula="of:=([.$B$9]*AVERAGE([.$A88];[.$B$6]))/(2*[.$B88])" office:value-type="float" office:value="12740.5020732937" calcext:value-type="float">
            <text:p>12,741</text:p>
          </table:table-cell>
          <table:table-cell table:style-name="ce233" table:formula="of:=([.$B$9]*[.$A88])/(2*[.$B88])" office:value-type="float" office:value="23240.5020732937" calcext:value-type="float">
            <text:p>23,241</text:p>
          </table:table-cell>
          <table:table-cell table:style-name="ce329" table:formula="of:=[.$B$2]/[.$D88]" office:value-type="float" office:value="2.35469527240101" calcext:value-type="float">
            <text:p>2.35</text:p>
          </table:table-cell>
          <table:table-cell table:style-name="ce333" table:formula="of:=[.$B$3]/[.$D88]" office:value-type="float" office:value="3.76751243584161" calcext:value-type="float">
            <text:p>3.7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" calcext:value-type="float">
            <text:p>5.0000</text:p>
          </table:table-cell>
          <table:table-cell table:style-name="ce46" table:formula="of:=([.$A89]-[.$B$6])/2" office:value-type="float" office:value="2.262" calcext:value-type="float">
            <text:p>2.2620</text:p>
          </table:table-cell>
          <table:table-cell table:style-name="ce21" table:formula="of:=([.$B$9]*[.$B$6])/(2*[.$B89])" office:value-type="float" office:value="2209.54907161804" calcext:value-type="float">
            <text:p>2,210</text:p>
          </table:table-cell>
          <table:table-cell table:style-name="ce143" table:formula="of:=([.$B$9]*AVERAGE([.$A89];[.$B$6]))/(2*[.$B89])" office:value-type="float" office:value="12709.549071618" calcext:value-type="float">
            <text:p>12,710</text:p>
          </table:table-cell>
          <table:table-cell table:style-name="ce233" table:formula="of:=([.$B$9]*[.$A89])/(2*[.$B89])" office:value-type="float" office:value="23209.549071618" calcext:value-type="float">
            <text:p>23,210</text:p>
          </table:table-cell>
          <table:table-cell table:style-name="ce329" table:formula="of:=[.$B$2]/[.$D89]" office:value-type="float" office:value="2.3604299279975" calcext:value-type="float">
            <text:p>2.36</text:p>
          </table:table-cell>
          <table:table-cell table:style-name="ce333" table:formula="of:=[.$B$3]/[.$D89]" office:value-type="float" office:value="3.77668788479599" calcext:value-type="float">
            <text:p>3.78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0625" calcext:value-type="float">
            <text:p>5.0625</text:p>
          </table:table-cell>
          <table:table-cell table:style-name="ce46" table:formula="of:=([.$A90]-[.$B$6])/2" office:value-type="float" office:value="2.29325" calcext:value-type="float">
            <text:p>2.2933</text:p>
          </table:table-cell>
          <table:table-cell table:style-name="ce21" table:formula="of:=([.$B$9]*[.$B$6])/(2*[.$B90])" office:value-type="float" office:value="2179.43965987136" calcext:value-type="float">
            <text:p>2,179</text:p>
          </table:table-cell>
          <table:table-cell table:style-name="ce143" table:formula="of:=([.$B$9]*AVERAGE([.$A90];[.$B$6]))/(2*[.$B90])" office:value-type="float" office:value="12679.4396598714" calcext:value-type="float">
            <text:p>12,679</text:p>
          </table:table-cell>
          <table:table-cell table:style-name="ce233" table:formula="of:=([.$B$9]*[.$A90])/(2*[.$B90])" office:value-type="float" office:value="23179.4396598714" calcext:value-type="float">
            <text:p>23,179</text:p>
          </table:table-cell>
          <table:table-cell table:style-name="ce329" table:formula="of:=[.$B$2]/[.$D90]" office:value-type="float" office:value="2.36603515650189" calcext:value-type="float">
            <text:p>2.37</text:p>
          </table:table-cell>
          <table:table-cell table:style-name="ce333" table:formula="of:=[.$B$3]/[.$D90]" office:value-type="float" office:value="3.78565625040302" calcext:value-type="float">
            <text:p>3.79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125" calcext:value-type="float">
            <text:p>5.1250</text:p>
          </table:table-cell>
          <table:table-cell table:style-name="ce46" table:formula="of:=([.$A91]-[.$B$6])/2" office:value-type="float" office:value="2.3245" calcext:value-type="float">
            <text:p>2.3245</text:p>
          </table:table-cell>
          <table:table-cell table:style-name="ce21" table:formula="of:=([.$B$9]*[.$B$6])/(2*[.$B91])" office:value-type="float" office:value="2150.13981501398" calcext:value-type="float">
            <text:p>2,150</text:p>
          </table:table-cell>
          <table:table-cell table:style-name="ce143" table:formula="of:=([.$B$9]*AVERAGE([.$A91];[.$B$6]))/(2*[.$B91])" office:value-type="float" office:value="12650.139815014" calcext:value-type="float">
            <text:p>12,650</text:p>
          </table:table-cell>
          <table:table-cell table:style-name="ce233" table:formula="of:=([.$B$9]*[.$A91])/(2*[.$B91])" office:value-type="float" office:value="23150.139815014" calcext:value-type="float">
            <text:p>23,150</text:p>
          </table:table-cell>
          <table:table-cell table:style-name="ce329" table:formula="of:=[.$B$2]/[.$D91]" office:value-type="float" office:value="2.37151529063688" calcext:value-type="float">
            <text:p>2.37</text:p>
          </table:table-cell>
          <table:table-cell table:style-name="ce333" table:formula="of:=[.$B$3]/[.$D91]" office:value-type="float" office:value="3.794424465019" calcext:value-type="float">
            <text:p>3.79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1875" calcext:value-type="float">
            <text:p>5.1875</text:p>
          </table:table-cell>
          <table:table-cell table:style-name="ce46" table:formula="of:=([.$A92]-[.$B$6])/2" office:value-type="float" office:value="2.35575" calcext:value-type="float">
            <text:p>2.3558</text:p>
          </table:table-cell>
          <table:table-cell table:style-name="ce21" table:formula="of:=([.$B$9]*[.$B$6])/(2*[.$B92])" office:value-type="float" office:value="2121.61731932506" calcext:value-type="float">
            <text:p>2,122</text:p>
          </table:table-cell>
          <table:table-cell table:style-name="ce143" table:formula="of:=([.$B$9]*AVERAGE([.$A92];[.$B$6]))/(2*[.$B92])" office:value-type="float" office:value="12621.6173193251" calcext:value-type="float">
            <text:p>12,622</text:p>
          </table:table-cell>
          <table:table-cell table:style-name="ce233" table:formula="of:=([.$B$9]*[.$A92])/(2*[.$B92])" office:value-type="float" office:value="23121.6173193251" calcext:value-type="float">
            <text:p>23,122</text:p>
          </table:table-cell>
          <table:table-cell table:style-name="ce329" table:formula="of:=[.$B$2]/[.$D92]" office:value-type="float" office:value="2.37687447186873" calcext:value-type="float">
            <text:p>2.38</text:p>
          </table:table-cell>
          <table:table-cell table:style-name="ce333" table:formula="of:=[.$B$3]/[.$D92]" office:value-type="float" office:value="3.80299915498997" calcext:value-type="float">
            <text:p>3.80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25" calcext:value-type="float">
            <text:p>5.2500</text:p>
          </table:table-cell>
          <table:table-cell table:style-name="ce46" table:formula="of:=([.$A93]-[.$B$6])/2" office:value-type="float" office:value="2.387" calcext:value-type="float">
            <text:p>2.3870</text:p>
          </table:table-cell>
          <table:table-cell table:style-name="ce21" table:formula="of:=([.$B$9]*[.$B$6])/(2*[.$B93])" office:value-type="float" office:value="2093.84164222874" calcext:value-type="float">
            <text:p>2,094</text:p>
          </table:table-cell>
          <table:table-cell table:style-name="ce143" table:formula="of:=([.$B$9]*AVERAGE([.$A93];[.$B$6]))/(2*[.$B93])" office:value-type="float" office:value="12593.8416422287" calcext:value-type="float">
            <text:p>12,594</text:p>
          </table:table-cell>
          <table:table-cell table:style-name="ce233" table:formula="of:=([.$B$9]*[.$A93])/(2*[.$B93])" office:value-type="float" office:value="23093.8416422287" calcext:value-type="float">
            <text:p>23,094</text:p>
          </table:table-cell>
          <table:table-cell table:style-name="ce329" table:formula="of:=[.$B$2]/[.$D93]" office:value-type="float" office:value="2.38211666084527" calcext:value-type="float">
            <text:p>2.38</text:p>
          </table:table-cell>
          <table:table-cell table:style-name="ce333" table:formula="of:=[.$B$3]/[.$D93]" office:value-type="float" office:value="3.81138665735243" calcext:value-type="float">
            <text:p>3.81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3125" calcext:value-type="float">
            <text:p>5.3125</text:p>
          </table:table-cell>
          <table:table-cell table:style-name="ce46" table:formula="of:=([.$A94]-[.$B$6])/2" office:value-type="float" office:value="2.41825" calcext:value-type="float">
            <text:p>2.4183</text:p>
          </table:table-cell>
          <table:table-cell table:style-name="ce21" table:formula="of:=([.$B$9]*[.$B$6])/(2*[.$B94])" office:value-type="float" office:value="2066.78383128295" calcext:value-type="float">
            <text:p>2,067</text:p>
          </table:table-cell>
          <table:table-cell table:style-name="ce143" table:formula="of:=([.$B$9]*AVERAGE([.$A94];[.$B$6]))/(2*[.$B94])" office:value-type="float" office:value="12566.783831283" calcext:value-type="float">
            <text:p>12,567</text:p>
          </table:table-cell>
          <table:table-cell table:style-name="ce233" table:formula="of:=([.$B$9]*[.$A94])/(2*[.$B94])" office:value-type="float" office:value="23066.7838312829" calcext:value-type="float">
            <text:p>23,067</text:p>
          </table:table-cell>
          <table:table-cell table:style-name="ce329" table:formula="of:=[.$B$2]/[.$D94]" office:value-type="float" office:value="2.38724564715754" calcext:value-type="float">
            <text:p>2.39</text:p>
          </table:table-cell>
          <table:table-cell table:style-name="ce333" table:formula="of:=[.$B$3]/[.$D94]" office:value-type="float" office:value="3.81959303545207" calcext:value-type="float">
            <text:p>3.82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375" calcext:value-type="float">
            <text:p>5.3750</text:p>
          </table:table-cell>
          <table:table-cell table:style-name="ce46" table:formula="of:=([.$A95]-[.$B$6])/2" office:value-type="float" office:value="2.4495" calcext:value-type="float">
            <text:p>2.4495</text:p>
          </table:table-cell>
          <table:table-cell table:style-name="ce21" table:formula="of:=([.$B$9]*[.$B$6])/(2*[.$B95])" office:value-type="float" office:value="2040.41641151255" calcext:value-type="float">
            <text:p>2,040</text:p>
          </table:table-cell>
          <table:table-cell table:style-name="ce143" table:formula="of:=([.$B$9]*AVERAGE([.$A95];[.$B$6]))/(2*[.$B95])" office:value-type="float" office:value="12540.4164115126" calcext:value-type="float">
            <text:p>12,540</text:p>
          </table:table-cell>
          <table:table-cell table:style-name="ce233" table:formula="of:=([.$B$9]*[.$A95])/(2*[.$B95])" office:value-type="float" office:value="23040.4164115126" calcext:value-type="float">
            <text:p>23,040</text:p>
          </table:table-cell>
          <table:table-cell table:style-name="ce329" table:formula="of:=[.$B$2]/[.$D95]" office:value-type="float" office:value="2.39226505847596" calcext:value-type="float">
            <text:p>2.39</text:p>
          </table:table-cell>
          <table:table-cell table:style-name="ce333" table:formula="of:=[.$B$3]/[.$D95]" office:value-type="float" office:value="3.82762409356154" calcext:value-type="float">
            <text:p>3.83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4375" calcext:value-type="float">
            <text:p>5.4375</text:p>
          </table:table-cell>
          <table:table-cell table:style-name="ce46" table:formula="of:=([.$A96]-[.$B$6])/2" office:value-type="float" office:value="2.48075" calcext:value-type="float">
            <text:p>2.4808</text:p>
          </table:table-cell>
          <table:table-cell table:style-name="ce21" table:formula="of:=([.$B$9]*[.$B$6])/(2*[.$B96])" office:value-type="float" office:value="2014.7132923511" calcext:value-type="float">
            <text:p>2,015</text:p>
          </table:table-cell>
          <table:table-cell table:style-name="ce143" table:formula="of:=([.$B$9]*AVERAGE([.$A96];[.$B$6]))/(2*[.$B96])" office:value-type="float" office:value="12514.7132923511" calcext:value-type="float">
            <text:p>12,515</text:p>
          </table:table-cell>
          <table:table-cell table:style-name="ce233" table:formula="of:=([.$B$9]*[.$A96])/(2*[.$B96])" office:value-type="float" office:value="23014.7132923511" calcext:value-type="float">
            <text:p>23,015</text:p>
          </table:table-cell>
          <table:table-cell table:style-name="ce329" table:formula="of:=[.$B$2]/[.$D96]" office:value-type="float" office:value="2.39717836910701" calcext:value-type="float">
            <text:p>2.40</text:p>
          </table:table-cell>
          <table:table-cell table:style-name="ce333" table:formula="of:=[.$B$3]/[.$D96]" office:value-type="float" office:value="3.83548539057121" calcext:value-type="float">
            <text:p>3.8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5" calcext:value-type="float">
            <text:p>5.5000</text:p>
          </table:table-cell>
          <table:table-cell table:style-name="ce46" table:formula="of:=([.$A97]-[.$B$6])/2" office:value-type="float" office:value="2.512" calcext:value-type="float">
            <text:p>2.5120</text:p>
          </table:table-cell>
          <table:table-cell table:style-name="ce21" table:formula="of:=([.$B$9]*[.$B$6])/(2*[.$B97])" office:value-type="float" office:value="1989.64968152866" calcext:value-type="float">
            <text:p>1,990</text:p>
          </table:table-cell>
          <table:table-cell table:style-name="ce143" table:formula="of:=([.$B$9]*AVERAGE([.$A97];[.$B$6]))/(2*[.$B97])" office:value-type="float" office:value="12489.6496815287" calcext:value-type="float">
            <text:p>12,490</text:p>
          </table:table-cell>
          <table:table-cell table:style-name="ce233" table:formula="of:=([.$B$9]*[.$A97])/(2*[.$B97])" office:value-type="float" office:value="22989.6496815287" calcext:value-type="float">
            <text:p>22,990</text:p>
          </table:table-cell>
          <table:table-cell table:style-name="ce329" table:formula="of:=[.$B$2]/[.$D97]" office:value-type="float" office:value="2.401988908013" calcext:value-type="float">
            <text:p>2.40</text:p>
          </table:table-cell>
          <table:table-cell table:style-name="ce333" table:formula="of:=[.$B$3]/[.$D97]" office:value-type="float" office:value="3.84318225282081" calcext:value-type="float">
            <text:p>3.84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5625" calcext:value-type="float">
            <text:p>5.5625</text:p>
          </table:table-cell>
          <table:table-cell table:style-name="ce46" table:formula="of:=([.$A98]-[.$B$6])/2" office:value-type="float" office:value="2.54325" calcext:value-type="float">
            <text:p>2.5433</text:p>
          </table:table-cell>
          <table:table-cell table:style-name="ce21" table:formula="of:=([.$B$9]*[.$B$6])/(2*[.$B98])" office:value-type="float" office:value="1965.20200530817" calcext:value-type="float">
            <text:p>1,965</text:p>
          </table:table-cell>
          <table:table-cell table:style-name="ce143" table:formula="of:=([.$B$9]*AVERAGE([.$A98];[.$B$6]))/(2*[.$B98])" office:value-type="float" office:value="12465.2020053082" calcext:value-type="float">
            <text:p>12,465</text:p>
          </table:table-cell>
          <table:table-cell table:style-name="ce233" table:formula="of:=([.$B$9]*[.$A98])/(2*[.$B98])" office:value-type="float" office:value="22965.2020053082" calcext:value-type="float">
            <text:p>22,965</text:p>
          </table:table-cell>
          <table:table-cell table:style-name="ce329" table:formula="of:=[.$B$2]/[.$D98]" office:value-type="float" office:value="2.40669986633388" calcext:value-type="float">
            <text:p>2.41</text:p>
          </table:table-cell>
          <table:table-cell table:style-name="ce333" table:formula="of:=[.$B$3]/[.$D98]" office:value-type="float" office:value="3.85071978613421" calcext:value-type="float">
            <text:p>3.85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625" calcext:value-type="float">
            <text:p>5.6250</text:p>
          </table:table-cell>
          <table:table-cell table:style-name="ce46" table:formula="of:=([.$A99]-[.$B$6])/2" office:value-type="float" office:value="2.5745" calcext:value-type="float">
            <text:p>2.5745</text:p>
          </table:table-cell>
          <table:table-cell table:style-name="ce21" table:formula="of:=([.$B$9]*[.$B$6])/(2*[.$B99])" office:value-type="float" office:value="1941.34783453098" calcext:value-type="float">
            <text:p>1,941</text:p>
          </table:table-cell>
          <table:table-cell table:style-name="ce143" table:formula="of:=([.$B$9]*AVERAGE([.$A99];[.$B$6]))/(2*[.$B99])" office:value-type="float" office:value="12441.347834531" calcext:value-type="float">
            <text:p>12,441</text:p>
          </table:table-cell>
          <table:table-cell table:style-name="ce233" table:formula="of:=([.$B$9]*[.$A99])/(2*[.$B99])" office:value-type="float" office:value="22941.347834531" calcext:value-type="float">
            <text:p>22,941</text:p>
          </table:table-cell>
          <table:table-cell table:style-name="ce329" table:formula="of:=[.$B$2]/[.$D99]" office:value-type="float" office:value="2.41131430444658" calcext:value-type="float">
            <text:p>2.41</text:p>
          </table:table-cell>
          <table:table-cell table:style-name="ce333" table:formula="of:=[.$B$3]/[.$D99]" office:value-type="float" office:value="3.85810288711452" calcext:value-type="float">
            <text:p>3.86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6875" calcext:value-type="float">
            <text:p>5.6875</text:p>
          </table:table-cell>
          <table:table-cell table:style-name="ce46" table:formula="of:=([.$A100]-[.$B$6])/2" office:value-type="float" office:value="2.60575" calcext:value-type="float">
            <text:p>2.6058</text:p>
          </table:table-cell>
          <table:table-cell table:style-name="ce21" table:formula="of:=([.$B$9]*[.$B$6])/(2*[.$B100])" office:value-type="float" office:value="1918.06581598388" calcext:value-type="float">
            <text:p>1,918</text:p>
          </table:table-cell>
          <table:table-cell table:style-name="ce143" table:formula="of:=([.$B$9]*AVERAGE([.$A100];[.$B$6]))/(2*[.$B100])" office:value-type="float" office:value="12418.0658159839" calcext:value-type="float">
            <text:p>12,418</text:p>
          </table:table-cell>
          <table:table-cell table:style-name="ce233" table:formula="of:=([.$B$9]*[.$A100])/(2*[.$B100])" office:value-type="float" office:value="22918.0658159839" calcext:value-type="float">
            <text:p>22,918</text:p>
          </table:table-cell>
          <table:table-cell table:style-name="ce329" table:formula="of:=[.$B$2]/[.$D100]" office:value-type="float" office:value="2.41583515859495" calcext:value-type="float">
            <text:p>2.42</text:p>
          </table:table-cell>
          <table:table-cell table:style-name="ce333" table:formula="of:=[.$B$3]/[.$D100]" office:value-type="float" office:value="3.86533625375193" calcext:value-type="float">
            <text:p>3.8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>
          <table:table-cell table:style-name="ce36" office:value-type="float" office:value="5.75" calcext:value-type="float">
            <text:p>5.7500</text:p>
          </table:table-cell>
          <table:table-cell table:style-name="ce46" table:formula="of:=([.$A101]-[.$B$6])/2" office:value-type="float" office:value="2.637" calcext:value-type="float">
            <text:p>2.6370</text:p>
          </table:table-cell>
          <table:table-cell table:style-name="ce21" table:formula="of:=([.$B$9]*[.$B$6])/(2*[.$B101])" office:value-type="float" office:value="1895.33560864619" calcext:value-type="float">
            <text:p>1,895</text:p>
          </table:table-cell>
          <table:table-cell table:style-name="ce143" table:formula="of:=([.$B$9]*AVERAGE([.$A101];[.$B$6]))/(2*[.$B101])" office:value-type="float" office:value="12395.3356086462" calcext:value-type="float">
            <text:p>12,395</text:p>
          </table:table-cell>
          <table:table-cell table:style-name="ce233" table:formula="of:=([.$B$9]*[.$A101])/(2*[.$B101])" office:value-type="float" office:value="22895.3356086462" calcext:value-type="float">
            <text:p>22,895</text:p>
          </table:table-cell>
          <table:table-cell table:style-name="ce329" table:formula="of:=[.$B$2]/[.$D101]" office:value-type="float" office:value="2.42026524712037" calcext:value-type="float">
            <text:p>2.42</text:p>
          </table:table-cell>
          <table:table-cell table:style-name="ce333" table:formula="of:=[.$B$3]/[.$D101]" office:value-type="float" office:value="3.87242439539259" calcext:value-type="float">
            <text:p>3.87</text:p>
          </table:table-cell>
          <table:table-cell table:number-columns-repeated="2"/>
          <table:table-cell table:style-name="ce64"/>
          <table:table-cell table:number-columns-repeated="1013"/>
        </table:table-row>
        <table:table-row table:style-name="ro1" table:number-rows-repeated="100">
          <table:table-cell table:number-columns-repeated="9"/>
          <table:table-cell table:style-name="ce64"/>
          <table:table-cell table:number-columns-repeated="1013"/>
        </table:table-row>
        <table:table-row table:style-name="ro1" table:number-rows-repeated="1048374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Calculator.B25:Calculator.B101 Calculator.B12:Calculator.B23">
            <calcext:condition calcext:apply-style-name="DANGER" calcext:value="&lt;=0" calcext:base-cell-address="Calculator.B12"/>
          </calcext:conditional-format>
          <calcext:conditional-format calcext:target-range-address="Calculator.A25:Calculator.A101 Calculator.A12:Calculator.A23">
            <calcext:condition calcext:apply-style-name="DANGER" calcext:value="formula-is([.B7]/ORG.OPENOFFICE.CURRENT()&gt;10)" calcext:base-cell-address="Calculator.A12"/>
          </calcext:conditional-format>
          <calcext:conditional-format calcext:target-range-address="Calculator.C25:Calculator.C101 Calculator.C12:Calculator.C23">
            <calcext:condition calcext:apply-style-name="DANGER" calcext:value="&gt;=[.$B$2]" calcext:base-cell-address="Calculator.C12"/>
            <calcext:condition calcext:apply-style-name="DANGER" calcext:value="&lt;=0" calcext:base-cell-address="Calculator.C12"/>
          </calcext:conditional-format>
          <calcext:conditional-format calcext:target-range-address="Calculator.E25:Calculator.E101 Calculator.E12:Calculator.E23">
            <calcext:condition calcext:apply-style-name="DANGER" calcext:value="&gt;=[.$B$2]" calcext:base-cell-address="Calculator.E12"/>
            <calcext:condition calcext:apply-style-name="DANGER" calcext:value="&lt;=0" calcext:base-cell-address="Calculator.E12"/>
          </calcext:conditional-format>
          <calcext:conditional-format calcext:target-range-address="Calculator.D25:Calculator.D101 Calculator.D12:Calculator.D23">
            <calcext:condition calcext:apply-style-name="DANGER" calcext:value="&gt;=[.$B$2]" calcext:base-cell-address="Calculator.D12"/>
            <calcext:condition calcext:apply-style-name="DANGER" calcext:value="&lt;=0" calcext:base-cell-address="Calculator.D12"/>
          </calcext:conditional-format>
          <calcext:conditional-format calcext:target-range-address="Calculator.F25:Calculator.F101 Calculator.F12:Calculator.F23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3" calcext:type="number"/>
            </calcext:data-bar>
          </calcext:conditional-format>
          <calcext:conditional-format calcext:target-range-address="Calculator.G25:Calculator.G101 Calculator.G12:Calculator.G23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3" calcext:type="number"/>
            </calcext:data-bar>
          </calcext:conditional-format>
          <calcext:conditional-format calcext:target-range-address="Calculator.B24:Calculator.B24">
            <calcext:condition calcext:apply-style-name="DANGER" calcext:value="&lt;=0" calcext:base-cell-address="Calculator.B24"/>
          </calcext:conditional-format>
          <calcext:conditional-format calcext:target-range-address="Calculator.A24:Calculator.A24">
            <calcext:condition calcext:apply-style-name="DANGER" calcext:value="formula-is([.B20]/ORG.OPENOFFICE.CURRENT()&gt;10)" calcext:base-cell-address="Calculator.A24"/>
          </calcext:conditional-format>
          <calcext:conditional-format calcext:target-range-address="Calculator.C24:Calculator.C24">
            <calcext:condition calcext:apply-style-name="DANGER" calcext:value="&gt;=[.$B$2]" calcext:base-cell-address="Calculator.C24"/>
            <calcext:condition calcext:apply-style-name="DANGER" calcext:value="&lt;=0" calcext:base-cell-address="Calculator.C24"/>
          </calcext:conditional-format>
          <calcext:conditional-format calcext:target-range-address="Calculator.E24:Calculator.E24">
            <calcext:condition calcext:apply-style-name="DANGER" calcext:value="&gt;=[.$B$2]" calcext:base-cell-address="Calculator.E24"/>
            <calcext:condition calcext:apply-style-name="DANGER" calcext:value="&lt;=0" calcext:base-cell-address="Calculator.E24"/>
          </calcext:conditional-format>
          <calcext:conditional-format calcext:target-range-address="Calculator.D24:Calculator.D24">
            <calcext:condition calcext:apply-style-name="DANGER" calcext:value="&gt;=[.$B$2]" calcext:base-cell-address="Calculator.D24"/>
            <calcext:condition calcext:apply-style-name="DANGER" calcext:value="&lt;=0" calcext:base-cell-address="Calculator.D24"/>
          </calcext:conditional-format>
          <calcext:conditional-format calcext:target-range-address="Calculator.F24:Calculator.F2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3" calcext:type="number"/>
            </calcext:data-bar>
          </calcext:conditional-format>
          <calcext:conditional-format calcext:target-range-address="Calculator.G24:Calculator.G2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3" calcext:type="number"/>
            </calcext:data-bar>
          </calcext:conditional-format>
        </calcext:conditional-formats>
      </table:table>
      <table:table table:name="Cartridges" table:style-name="ta1"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column table:style-name="co9" table:default-cell-style-name="ce75"/>
        <table:table-row table:style-name="ro4">
          <table:table-cell office:value-type="string" calcext:value-type="string">
            <text:p>Caliber</text:p>
          </table:table-cell>
          <table:table-cell office:value-type="string" calcext:value-type="string">
            <text:p>Chamber Peak Pressure (PSI)</text:p>
          </table:table-cell>
          <table:table-cell office:value-type="string" calcext:value-type="string">
            <text:p>Base Diameter (in)</text:p>
          </table:table-cell>
          <table:table-cell office:value-type="string" calcext:value-type="string">
            <text:p>Bullet Diameter</text:p>
          </table:table-cell>
          <table:table-cell table:number-columns-repeated="3"/>
          <table:table-cell table:style-name="ce56" office:value-type="string" calcext:value-type="string">
            <text:p>Bolt Thrust</text:p>
          </table:table-cell>
        </table:table-row>
        <table:table-row table:style-name="ro4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office:value-type="float" office:value="0.226" calcext:value-type="float">
            <text:p>0.226</text:p>
          </table:table-cell>
          <table:table-cell table:number-columns-repeated="4"/>
          <table:table-cell table:formula="of:=[.$B2]*POWER([.$C2]/2;2)*PI()" office:value-type="float" office:value="962.759918248514" calcext:value-type="float">
            <text:p>963</text:p>
          </table:table-cell>
        </table:table-row>
        <table:table-row table:style-name="ro4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office:value-type="float" office:value="0.374" calcext:value-type="float">
            <text:p>0.374</text:p>
          </table:table-cell>
          <table:table-cell table:number-columns-repeated="4"/>
          <table:table-cell table:formula="of:=[.$B3]*POWER([.$C3]/2;2)*PI()" office:value-type="float" office:value="2361.9546003227" calcext:value-type="float">
            <text:p>2,362</text:p>
          </table:table-cell>
        </table:table-row>
        <table:table-row table:style-name="ro4">
          <table:table-cell office:value-type="string" calcext:value-type="string">
            <text:p>.44 Magnum</text:p>
          </table:table-cell>
          <table:table-cell table:style-name="ce67" office:value-type="float" office:value="36000" calcext:value-type="float">
            <text:p>36000</text:p>
          </table:table-cell>
          <table:table-cell table:style-name="ce68" office:value-type="float" office:value="0.457" calcext:value-type="float">
            <text:p>0.4570</text:p>
          </table:table-cell>
          <table:table-cell table:number-columns-repeated="4"/>
          <table:table-cell table:formula="of:=[.$B4]*POWER([.$C4]/2;2)*PI()" office:value-type="float" office:value="5905.06635698617" calcext:value-type="float">
            <text:p>5,905</text:p>
          </table:table-cell>
        </table:table-row>
        <table:table-row table:style-name="ro4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  <table:table-cell table:number-columns-repeated="4"/>
          <table:table-cell table:formula="of:=[.$B5]*POWER([.$C5]/2;2)*PI()" office:value-type="float" office:value="3736.99985966875" calcext:value-type="float">
            <text:p>3,737</text:p>
          </table:table-cell>
        </table:table-row>
        <table:table-row table:style-name="ro4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  <table:table-cell table:number-columns-repeated="4"/>
          <table:table-cell table:formula="of:=[.$B6]*POWER([.$C6]/2;2)*PI()" office:value-type="float" office:value="30705.8371361942" calcext:value-type="float">
            <text:p>30,706</text:p>
          </table:table-cell>
        </table:table-row>
        <table:table-row table:style-name="ro4">
          <table:table-cell office:value-type="string" calcext:value-type="string">
            <text:p>12 Gauge</text:p>
          </table:table-cell>
          <table:table-cell table:style-name="ce67" office:value-type="float" office:value="13000" calcext:value-type="float">
            <text:p>13000</text:p>
          </table:table-cell>
          <table:table-cell table:style-name="ce68" office:value-type="float" office:value="0.813" calcext:value-type="float">
            <text:p>0.8130</text:p>
          </table:table-cell>
          <table:table-cell table:number-columns-repeated="4"/>
          <table:table-cell table:formula="of:=[.$B7]*POWER([.$C7]/2;2)*PI()" office:value-type="float" office:value="6748.60990261443" calcext:value-type="float">
            <text:p>6,749</text:p>
          </table:table-cell>
        </table:table-row>
        <table:table-row table:style-name="ro4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style-name="ce69" table:formula="of:=38/25.4" office:value-type="float" office:value="1.49606299212598" calcext:value-type="float">
            <text:p>1.50</text:p>
          </table:table-cell>
          <table:table-cell table:number-columns-repeated="4"/>
          <table:table-cell table:formula="of:=[.$B8]*POWER([.$C8]/2;2)*PI()" office:value-type="float" office:value="5273.64505523859" calcext:value-type="float">
            <text:p>5,274</text:p>
          </table:table-cell>
        </table:table-row>
        <table:table-row table:style-name="ro4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office:value-type="float" office:value="0.377" calcext:value-type="float">
            <text:p>0.377</text:p>
          </table:table-cell>
          <table:table-cell table:number-columns-repeated="4"/>
          <table:table-cell table:formula="of:=[.$B9]*POWER([.$C9]/2;2)*PI()" office:value-type="float" office:value="6961.78284019897" calcext:value-type="float">
            <text:p>6,962</text:p>
          </table:table-cell>
        </table:table-row>
        <table:table-row table:style-name="ro4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office:value-type="float" office:value="0.447" calcext:value-type="float">
            <text:p>0.447</text:p>
          </table:table-cell>
          <table:table-cell table:number-columns-repeated="4"/>
          <table:table-cell table:formula="of:=[.$B10]*POWER([.$C10]/2;2)*PI()" office:value-type="float" office:value="8080.30621774316" calcext:value-type="float">
            <text:p>8,080</text:p>
          </table:table-cell>
        </table:table-row>
        <table:table-row table:style-name="ro4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office:value-type="float" office:value="0.47" calcext:value-type="float">
            <text:p>0.47</text:p>
          </table:table-cell>
          <table:table-cell table:number-columns-repeated="4"/>
          <table:table-cell table:formula="of:=[.$B11]*POWER([.$C11]/2;2)*PI()" office:value-type="float" office:value="10442.80469844" calcext:value-type="float">
            <text:p>10,443</text:p>
          </table:table-cell>
        </table:table-row>
        <table:table-row table:style-name="ro4">
          <table:table-cell office:value-type="string" calcext:value-type="string">
            <text:p>9mm</text:p>
          </table:table-cell>
          <table:table-cell office:value-type="float" office:value="38500" calcext:value-type="float">
            <text:p>38500</text:p>
          </table:table-cell>
          <table:table-cell table:style-name="ce70" office:value-type="float" office:value="0.391" calcext:value-type="float">
            <text:p>0.391</text:p>
          </table:table-cell>
          <table:table-cell office:value-type="float" office:value="0.355" calcext:value-type="float">
            <text:p>0.355</text:p>
          </table:table-cell>
          <table:table-cell table:number-columns-repeated="3"/>
          <table:table-cell table:formula="of:=[.$B12]*POWER([.$C12]/2;2)*PI()" office:value-type="float" office:value="4622.78957980706" calcext:value-type="float">
            <text:p>4,623</text:p>
          </table:table-cell>
        </table:table-row>
        <table:table-row table:style-name="ro4">
          <table:table-cell office:value-type="string" calcext:value-type="string">
            <text:p>.410 Shotgun</text:p>
          </table:table-cell>
          <table:table-cell office:value-type="float" office:value="18130" calcext:value-type="float">
            <text:p>18130</text:p>
          </table:table-cell>
          <table:table-cell office:value-type="float" office:value="0.47" calcext:value-type="float">
            <text:p>0.47</text:p>
          </table:table-cell>
          <table:table-cell table:number-columns-repeated="4"/>
          <table:table-cell table:formula="of:=[.$B13]*POWER([.$C13]/2;2)*PI()" office:value-type="float" office:value="3145.45445635922" calcext:value-type="float">
            <text:p>3,145</text:p>
          </table:table-cell>
        </table:table-row>
        <table:table-row table:style-name="ro4">
          <table:table-cell office:value-type="string" calcext:value-type="string">
            <text:p>.300 RUM</text:p>
          </table:table-cell>
          <table:table-cell office:value-type="float" office:value="65000" calcext:value-type="float">
            <text:p>65000</text:p>
          </table:table-cell>
          <table:table-cell office:value-type="float" office:value="0.475" calcext:value-type="float">
            <text:p>0.475</text:p>
          </table:table-cell>
          <table:table-cell table:number-columns-repeated="4"/>
          <table:table-cell table:formula="of:=[.$B14]*POWER([.$C14]/2;2)*PI()" office:value-type="float" office:value="11518.3549400757" calcext:value-type="float">
            <text:p>11,518</text:p>
          </table:table-cell>
        </table:table-row>
      </table:table>
      <table:table table:name="Materials" table:style-name="ta1">
        <table:table-column table:style-name="co13" table:default-cell-style-name="ce71"/>
        <table:table-column table:style-name="co9" table:number-columns-repeated="8" table:default-cell-style-name="Default"/>
        <table:table-row table:style-name="ro4">
          <table:table-cell table:style-name="Default" office:value-type="string" calcext:value-type="string">
            <text:p>Material</text:p>
          </table:table-cell>
          <table:table-cell office:value-type="string" calcext:value-type="string">
            <text:p>Yield (psi)</text:p>
          </table:table-cell>
          <table:table-cell office:value-type="string" calcext:value-type="string">
            <text:p>UTS (psi)</text:p>
          </table:table-cell>
          <table:table-cell table:number-columns-repeated="3"/>
          <table:table-cell office:value-type="string" calcext:value-type="string">
            <text:p>PSI = MPa * 145.037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6Al-4V (a/k/a Grade 5) Titanium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  <table:table-cell table:number-columns-repeated="3"/>
          <table:table-cell office:value-type="string" calcext:value-type="string">
            <text:p>MPa = PSI / 145.037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6Al-4V ELI (extra low interstitial) Titanium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ABS</text:p>
          </table:table-cell>
          <table:table-cell table:number-columns-repeated="2" office:value-type="float" office:value="5532" calcext:value-type="float">
            <text:p>553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EEK</text:p>
          </table:table-cell>
          <table:table-cell table:number-columns-repeated="2" office:value-type="float" office:value="15229" calcext:value-type="float">
            <text:p>15229</text:p>
          </table:table-cell>
          <table:table-cell table:number-columns-repeated="4"/>
          <table:table-cell table:style-name="ce72" office:value-type="string" calcext:value-type="string">
            <text:p>PSI</text:p>
          </table:table-cell>
          <table:table-cell table:style-name="ce72" office:value-type="string" calcext:value-type="string">
            <text:p>MPa</text:p>
          </table:table-cell>
        </table:table-row>
        <table:table-row table:style-name="ro4">
          <table:table-cell office:value-type="string" calcext:value-type="string">
            <text:p>PLA</text:p>
          </table:table-cell>
          <table:table-cell table:number-columns-repeated="2" office:value-type="float" office:value="9531" calcext:value-type="float">
            <text:p>9531</text:p>
          </table:table-cell>
          <table:table-cell table:number-columns-repeated="3"/>
          <table:table-cell table:style-name="ce72" office:value-type="string" calcext:value-type="string">
            <text:p>PSI to MPa</text:p>
          </table:table-cell>
          <table:table-cell table:style-name="ce73" office:value-type="float" office:value="1" calcext:value-type="float">
            <text:p>1</text:p>
          </table:table-cell>
          <table:table-cell table:style-name="ce74" table:formula="of:=[.H6]/105.0377" office:value-type="float" office:value="0.00952039124999881" calcext:value-type="float">
            <text:p>0.010</text:p>
          </table:table-cell>
        </table:table-row>
        <table:table-row table:style-name="ro4">
          <table:table-cell office:value-type="string" calcext:value-type="string">
            <text:p>Steel 1045 (Medium)</text:p>
          </table:table-cell>
          <table:table-cell office:value-type="float" office:value="45000" calcext:value-type="float">
            <text:p>45000</text:p>
          </table:table-cell>
          <table:table-cell office:value-type="float" office:value="81900" calcext:value-type="float">
            <text:p>81900</text:p>
          </table:table-cell>
          <table:table-cell table:number-columns-repeated="3"/>
          <table:table-cell table:style-name="ce72"/>
          <table:table-cell table:style-name="ce73"/>
          <table:table-cell table:style-name="ce74"/>
        </table:table-row>
        <table:table-row table:style-name="ro4">
          <table:table-cell office:value-type="string" calcext:value-type="string">
            <text:p>Steel 1080 (Mild)</text:p>
          </table:table-cell>
          <table:table-cell office:value-type="float" office:value="53700" calcext:value-type="float">
            <text:p>53700</text:p>
          </table:table-cell>
          <table:table-cell office:value-type="float" office:value="63800" calcext:value-type="float">
            <text:p>638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  <table:table-cell table:number-columns-repeated="4"/>
          <table:table-cell table:style-name="ce72" office:value-type="string" calcext:value-type="string">
            <text:p>MPa</text:p>
          </table:table-cell>
          <table:table-cell table:style-name="ce72" office:value-type="string" calcext:value-type="string">
            <text:p>PSI</text:p>
          </table:table-cell>
        </table:table-row>
        <table:table-row table:style-name="ro4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  <table:table-cell table:number-columns-repeated="3"/>
          <table:table-cell table:style-name="ce72" office:value-type="string" calcext:value-type="string">
            <text:p>MPa to PSI</text:p>
          </table:table-cell>
          <table:table-cell office:value-type="float" office:value="105" calcext:value-type="float">
            <text:p>105</text:p>
          </table:table-cell>
          <table:table-cell table:style-name="ce75" table:formula="of:=145.0377*[.H10]" office:value-type="float" office:value="15228.9585" calcext:value-type="float">
            <text:p>15,229</text:p>
          </table:table-cell>
        </table:table-row>
        <table:table-row table:style-name="ro4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eel A36</text:p>
          </table:table-cell>
          <table:table-cell office:value-type="float" office:value="58000" calcext:value-type="float">
            <text:p>58000</text:p>
          </table:table-cell>
          <table:table-cell office:value-type="float" office:value="36300" calcext:value-type="float">
            <text:p>363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aulman Alloy 910</text:p>
          </table:table-cell>
          <table:table-cell table:number-columns-repeated="2" office:value-type="float" office:value="8100" calcext:value-type="float">
            <text:p>810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Taulman Nylon 680</text:p>
          </table:table-cell>
          <table:table-cell table:number-columns-repeated="2" office:value-type="float" office:value="6900" calcext:value-type="float">
            <text:p>6900</text:p>
          </table:table-cell>
          <table:table-cell table:number-columns-repeated="6"/>
        </table:table-row>
        <table:table-row table:style-name="ro4" table:number-rows-repeated="3">
          <table:table-cell table:style-name="Default"/>
          <table:table-cell table:number-columns-repeated="8"/>
        </table:table-row>
        <table:table-row table:style-name="ro4" table:number-rows-repeated="1048554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  <table:database-ranges>
        <table:database-range table:name="Materials" table:target-range-address="Materials.A11:Materials.A14" table:on-update-keep-styles="true" table:on-update-keep-size="false" table:orientation="column"/>
        <table:database-range table:name="__Anonymous_Sheet_DB__1" table:target-range-address="Cartridges.A1:Cartridges.C12">
          <table:sort>
            <table:sort-by table:field-number="0" table:data-type="automatic"/>
          </table:sort>
        </table:database-range>
        <table:database-range table:name="__Anonymous_Sheet_DB__2" table:target-range-address="Materials.A2:Materials.AM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3333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2:03:53.763681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5.4.6.2$Linux_X86_64 LibreOffice_project/40m0$Build-2</meta:generator>
    <meta:document-statistic meta:table-count="3" meta:cell-count="779" meta:object-count="0"/>
  </office:meta>
</office:document-meta>
</file>